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808080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4fc1ff" loext:opacity="100%" style:font-name="Droid Sans Mono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4fc1ff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4ec9b0" loext:opacity="100%"/>
    </style:style>
    <style:style style:name="T10" style:family="text">
      <style:text-properties fo:color="#808080" loext:opacity="100%"/>
    </style:style>
    <style:style style:name="T11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// src/App.js</text:p>
      <text:p text:style-name="P3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"react"</text:span>;</text:p>
      <text:p text:style-name="P3"><text:span text:style-name="T1">import</text:span> <text:span text:style-name="T2">NetworkBanner</text:span> <text:span text:style-name="T1">from</text:span> <text:span text:style-name="T3">"./components/NetworkBanner"</text:span>;</text:p>
      <text:p text:style-name="P3"><text:span text:style-name="T1">import</text:span> <text:span text:style-name="T2">MintController</text:span> <text:span text:style-name="T1">from</text:span> <text:span text:style-name="T3">"./components/MintController"</text:span>;</text:p>
      <text:p text:style-name="P3"><text:span text:style-name="T1">import</text:span> <text:span text:style-name="T2">BurnController</text:span> <text:span text:style-name="T1">from</text:span> <text:span text:style-name="T3">"./components/BurnController"</text:span>;</text:p>
      <text:p text:style-name="P3"><text:span text:style-name="T1">import</text:span> { <text:span text:style-name="T2">ethers</text:span> } <text:span text:style-name="T1">from</text:span> <text:span text:style-name="T3">"ethers"</text:span>;</text:p>
      <text:p text:style-name="P3"><text:span text:style-name="T1">import</text:span> { <text:span text:style-name="T2">QRCodeSVG</text:span> } <text:span text:style-name="T1">from</text:span> <text:span text:style-name="T3">"qrcode.react"</text:span>;</text:p>
      <text:p text:style-name="P3"><text:span text:style-name="T1">import</text:span> { <text:span text:style-name="T2">formatToken</text:span>, <text:span text:style-name="T2">formatSatsToBTC</text:span>, <text:span text:style-name="T2">shortenAddress</text:span> } <text:span text:style-name="T1">from</text:span> <text:span text:style-name="T3">"./utils/helpers"</text:span>;</text:p>
      <text:p text:style-name="P2"/>
      <text:p text:style-name="P5">// Role hash-ek</text:p>
      <text:p text:style-name="P3"><text:span text:style-name="T4">const</text:span> <text:span text:style-name="T5">ADMIN_ROLE</text:span> <text:span text:style-name="T6">=</text:span> <text:span text:style-name="T2">ethers</text:span>.<text:span text:style-name="T2">utils</text:span>.<text:span text:style-name="T7">keccak256</text:span>(<text:span text:style-name="T2">ethers</text:span>.<text:span text:style-name="T2">utils</text:span>.<text:span text:style-name="T7">toUtf8Bytes</text:span>(<text:span text:style-name="T3">"ADMIN_ROLE"</text:span>));</text:p>
      <text:p text:style-name="P3"><text:span text:style-name="T4">const</text:span> <text:span text:style-name="T5">MINTER_ROLE</text:span> <text:span text:style-name="T6">=</text:span> <text:span text:style-name="T2">ethers</text:span>.<text:span text:style-name="T2">utils</text:span>.<text:span text:style-name="T7">keccak256</text:span>(<text:span text:style-name="T2">ethers</text:span>.<text:span text:style-name="T2">utils</text:span>.<text:span text:style-name="T7">toUtf8Bytes</text:span>(<text:span text:style-name="T3">"MINTER_ROLE"</text:span>));</text:p>
      <text:p text:style-name="P3"><text:span text:style-name="T4">const</text:span> <text:span text:style-name="T5">PAUSER_ROLE</text:span> <text:span text:style-name="T6">=</text:span> <text:span text:style-name="T2">ethers</text:span>.<text:span text:style-name="T2">utils</text:span>.<text:span text:style-name="T7">keccak256</text:span>(<text:span text:style-name="T2">ethers</text:span>.<text:span text:style-name="T2">utils</text:span>.<text:span text:style-name="T7">toUtf8Bytes</text:span>(<text:span text:style-name="T3">"PAUSER_ROLE"</text:span>));</text:p>
      <text:p text:style-name="P3"><text:span text:style-name="T4">const</text:span> <text:span text:style-name="T5">OPERATOR_ROLE</text:span> <text:span text:style-name="T6">=</text:span> <text:span text:style-name="T2">ethers</text:span>.<text:span text:style-name="T2">utils</text:span>.<text:span text:style-name="T7">keccak256</text:span>(<text:span text:style-name="T2">ethers</text:span>.<text:span text:style-name="T2">utils</text:span>.<text:span text:style-name="T7">toUtf8Bytes</text:span>(<text:span text:style-name="T3">"OPERATOR_ROLE"</text:span>));</text:p>
      <text:p text:style-name="P2"/>
      <text:p text:style-name="P5">// Címek</text:p>
      <text:p text:style-name="P3"><text:span text:style-name="T4">const</text:span> <text:span text:style-name="T5">CONTRACT_ADDRESS</text:span> <text:span text:style-name="T6">=</text:span> <text:span text:style-name="T3">"0xa86F8D5EE503e52bc8405A54E1C5f163d3D3eF8a"</text:span>;</text:p>
      <text:p text:style-name="P3"><text:span text:style-name="T4">const</text:span> <text:span text:style-name="T5">FEED_ADDRESS</text:span> <text:span text:style-name="T6">=</text:span> <text:span text:style-name="T3">"0xD3D2A1EdCBCab8308224C8CaeA8964d399B819D3"</text:span>;</text:p>
      <text:p text:style-name="P2"/>
      <text:p text:style-name="P5">// ABI</text:p>
      <text:p text:style-name="P3"><text:span text:style-name="T4">const</text:span> <text:span text:style-name="T5">TOKEN_ABI</text:span> <text:span text:style-name="T6">=</text:span> [</text:p>
      <text:p text:style-name="P3"><text:span text:style-name="T3">"function name() view returns (string)"</text:span>,</text:p>
      <text:p text:style-name="P3"><text:span text:style-name="T3">"function symbol() view returns (string)"</text:span>,</text:p>
      <text:p text:style-name="P3"><text:span text:style-name="T3">"function balanceOf(address) view returns (uint256)"</text:span>,</text:p>
      <text:p text:style-name="P3"><text:span text:style-name="T3">"function totalSupply() view returns (uint256)"</text:span>,</text:p>
      <text:p text:style-name="P3"><text:span text:style-name="T3">"function mint(address to, uint256 amount) external"</text:span>,</text:p>
      <text:p text:style-name="P3"><text:span text:style-name="T3">"function burn(address from, uint256 amount) external"</text:span>,</text:p>
      <text:p text:style-name="P3"><text:span text:style-name="T3">"function hasRole(bytes32 role, address account) view returns (bool)"</text:span>,</text:p>
      <text:p text:style-name="P3"><text:span text:style-name="T3">"function setReserveFeed(address newFeed) external"</text:span>,</text:p>
      <text:p text:style-name="P3"><text:span text:style-name="T3">"function pause() external"</text:span>,</text:p>
      <text:p text:style-name="P3"><text:span text:style-name="T3">"function unpause() external"</text:span>,</text:p>
      <text:p text:style-name="P6">"function paused() view returns (bool)"</text:p>
      <text:p text:style-name="P3">];</text:p>
      <text:p text:style-name="P3"><text:span text:style-name="T4">const</text:span> <text:span text:style-name="T5">FEED_ABI</text:span> <text:span text:style-name="T6">=</text:span> [</text:p>
      <text:p text:style-name="P3"><text:span text:style-name="T3">"function latestAnswer() view returns (int256)"</text:span>,</text:p>
      <text:p text:style-name="P3">];</text:p>
      <text:p text:style-name="P2"/>
      <text:p text:style-name="P3"><text:span text:style-name="T4">const</text:span> <text:span text:style-name="T5">CYPRESS_TEST_ACCOUNT</text:span> <text:span text:style-name="T6">=</text:span> <text:span text:style-name="T3">"0x1234567890abcdef1234567890abcdef12345678"</text:span>;</text:p>
      <text:p text:style-name="P2"/>
      <text:p text:style-name="P3"><text:span text:style-name="T1">export</text:span> <text:span text:style-name="T1">default</text:span> <text:span text:style-name="T4">function</text:span> <text:span text:style-name="T7">App</text:span>() {</text:p>
      <text:p text:style-name="P3"><text:span text:style-name="T4">const</text:span> <text:span text:style-name="T5">isTest</text:span> <text:span text:style-name="T6">=</text:span> <text:span text:style-name="T4">typeof</text:span> <text:span text:style-name="T2">window</text:span>.<text:span text:style-name="T2">Cypress</text:span> <text:span text:style-name="T6">!==</text:span> <text:span text:style-name="T3">"undefined"</text:span>;</text:p>
      <text:p text:style-name="P3"><text:span text:style-name="T4">const</text:span> [<text:span text:style-name="T5">provider</text:span>, <text:span text:style-name="T7">setProvider</text:span>] <text:span text:style-name="T6">=</text:span> <text:span text:style-name="T7">useState</text:span>(<text:span text:style-name="T4">null</text:span>);</text:p>
      <text:p text:style-name="P3"><text:span text:style-name="T4">const</text:span> [<text:span text:style-name="T5">signer</text:span>, <text:span text:style-name="T7">setSigner</text:span>] <text:span text:style-name="T6">=</text:span> <text:span text:style-name="T7">useState</text:span>(<text:span text:style-name="T4">null</text:span>);</text:p>
      <text:p text:style-name="P3"><text:span text:style-name="T4">const</text:span> [<text:span text:style-name="T5">account</text:span>, <text:span text:style-name="T7">setAccount</text:span>] <text:span text:style-name="T6">=</text:span> <text:span text:style-name="T7">useState</text:span>(<text:span text:style-name="T3">""</text:span>);</text:p>
      <text:p text:style-name="P3"><text:span text:style-name="T4">const</text:span> [<text:span text:style-name="T5">balance</text:span>, <text:span text:style-name="T7">setBalance</text:span>] <text:span text:style-name="T6">=</text:span> <text:span text:style-name="T7">useState</text:span>(<text:span text:style-name="T3">"0"</text:span>);</text:p>
      <text:p text:style-name="P3"><text:span text:style-name="T4">const</text:span> [<text:span text:style-name="T5">poReserve</text:span>, <text:span text:style-name="T7">setPoReserve</text:span>] <text:span text:style-name="T6">=</text:span> <text:span text:style-name="T7">useState</text:span>(<text:span text:style-name="T3">"0"</text:span>);</text:p>
      <text:p text:style-name="P3"><text:span text:style-name="T4">const</text:span> [<text:span text:style-name="T5">totalSupply</text:span>, <text:span text:style-name="T7">setTotalSupply</text:span>] <text:span text:style-name="T6">=</text:span> <text:span text:style-name="T7">useState</text:span>(<text:span text:style-name="T3">"0"</text:span>);</text:p>
      <text:p text:style-name="P3"><text:span text:style-name="T4">const</text:span> [<text:span text:style-name="T5">mintAmount</text:span>, <text:span text:style-name="T7">setMintAmount</text:span>] <text:span text:style-name="T6">=</text:span> <text:span text:style-name="T7">useState</text:span>(<text:span text:style-name="T3">""</text:span>);</text:p>
      <text:p text:style-name="P3"><text:span text:style-name="T4">const</text:span> [<text:span text:style-name="T5">burnAmount</text:span>, <text:span text:style-name="T7">setBurnAmount</text:span>] <text:span text:style-name="T6">=</text:span> <text:span text:style-name="T7">useState</text:span>(<text:span text:style-name="T3">""</text:span>);</text:p>
      <text:p text:style-name="P3"><text:span text:style-name="T4">const</text:span> [<text:span text:style-name="T5">newFeed</text:span>, <text:span text:style-name="T7">setNewFeed</text:span>] <text:span text:style-name="T6">=</text:span> <text:span text:style-name="T7">useState</text:span>(<text:span text:style-name="T3">""</text:span>);</text:p>
      <text:p text:style-name="P3"><text:soft-page-break/><text:span text:style-name="T4">const</text:span> [<text:span text:style-name="T5">loading</text:span>, <text:span text:style-name="T7">setLoading</text:span>] <text:span text:style-name="T6">=</text:span> <text:span text:style-name="T7">useState</text:span>(<text:span text:style-name="T4">false</text:span>);</text:p>
      <text:p text:style-name="P3"><text:span text:style-name="T4">const</text:span> [<text:span text:style-name="T5">message</text:span>, <text:span text:style-name="T7">setMessage</text:span>] <text:span text:style-name="T6">=</text:span> <text:span text:style-name="T7">useState</text:span>({ <text:span text:style-name="T2">text:</text:span> <text:span text:style-name="T3">""</text:span>, <text:span text:style-name="T2">type:</text:span> <text:span text:style-name="T3">""</text:span> });</text:p>
      <text:p text:style-name="P3"><text:span text:style-name="T4">const</text:span> [<text:span text:style-name="T5">chainId</text:span>, <text:span text:style-name="T7">setChainId</text:span>] <text:span text:style-name="T6">=</text:span> <text:span text:style-name="T7">useState</text:span>(<text:span text:style-name="T5">isTest</text:span> <text:span text:style-name="T6">?</text:span> <text:span text:style-name="T8">11155111</text:span> <text:span text:style-name="T6">:</text:span> <text:span text:style-name="T4">null</text:span>);</text:p>
      <text:p text:style-name="P3"><text:span text:style-name="T4">const</text:span> [<text:span text:style-name="T5">reserveWarning</text:span>, <text:span text:style-name="T7">setReserveWarning</text:span>] <text:span text:style-name="T6">=</text:span> <text:span text:style-name="T7">useState</text:span>(<text:span text:style-name="T3">""</text:span>);</text:p>
      <text:p text:style-name="P3"><text:span text:style-name="T4">const</text:span> [<text:span text:style-name="T5">mintableMax</text:span>, <text:span text:style-name="T7">setMintableMax</text:span>] <text:span text:style-name="T6">=</text:span> <text:span text:style-name="T7">useState</text:span>(<text:span text:style-name="T3">"0"</text:span>);</text:p>
      <text:p text:style-name="P3"><text:span text:style-name="T4">const</text:span> [<text:span text:style-name="T5">progress</text:span>, <text:span text:style-name="T7">setProgress</text:span>] <text:span text:style-name="T6">=</text:span> <text:span text:style-name="T7">useState</text:span>(<text:span text:style-name="T8">0</text:span>);</text:p>
      <text:p text:style-name="P3"><text:span text:style-name="T4">const</text:span> [<text:span text:style-name="T5">copied</text:span>, <text:span text:style-name="T7">setCopied</text:span>] <text:span text:style-name="T6">=</text:span> <text:span text:style-name="T7">useState</text:span>(<text:span text:style-name="T4">false</text:span>);</text:p>
      <text:p text:style-name="P2"/>
      <text:p text:style-name="P5">// Role flags</text:p>
      <text:p text:style-name="P3"><text:span text:style-name="T4">const</text:span> [<text:span text:style-name="T5">isAdmin</text:span>, <text:span text:style-name="T7">setIsAdmin</text:span>] <text:span text:style-name="T6">=</text:span> <text:span text:style-name="T7">useState</text:span>(<text:span text:style-name="T4">false</text:span>);</text:p>
      <text:p text:style-name="P3"><text:span text:style-name="T4">const</text:span> [<text:span text:style-name="T5">isOperator</text:span>, <text:span text:style-name="T7">setIsOperator</text:span>] <text:span text:style-name="T6">=</text:span> <text:span text:style-name="T7">useState</text:span>(<text:span text:style-name="T4">false</text:span>);</text:p>
      <text:p text:style-name="P3"><text:span text:style-name="T4">const</text:span> [<text:span text:style-name="T5">isMinter</text:span>, <text:span text:style-name="T7">setIsMinter</text:span>] <text:span text:style-name="T6">=</text:span> <text:span text:style-name="T7">useState</text:span>(<text:span text:style-name="T4">false</text:span>);</text:p>
      <text:p text:style-name="P3"><text:span text:style-name="T4">const</text:span> [<text:span text:style-name="T5">isPauser</text:span>, <text:span text:style-name="T7">setIsPauser</text:span>] <text:span text:style-name="T6">=</text:span> <text:span text:style-name="T7">useState</text:span>(<text:span text:style-name="T4">false</text:span>);</text:p>
      <text:p text:style-name="P3"><text:span text:style-name="T4">const</text:span> [<text:span text:style-name="T5">isPaused</text:span>, <text:span text:style-name="T7">setIsPaused</text:span>] <text:span text:style-name="T6">=</text:span> <text:span text:style-name="T7">useState</text:span>(<text:span text:style-name="T4">false</text:span>);</text:p>
      <text:p text:style-name="P2"/>
      <text:p text:style-name="P5">// UI state for QR modal</text:p>
      <text:p text:style-name="P3"><text:span text:style-name="T4">const</text:span> [<text:span text:style-name="T5">showQR</text:span>, <text:span text:style-name="T7">setShowQR</text:span>] <text:span text:style-name="T6">=</text:span> <text:span text:style-name="T7">useState</text:span>(<text:span text:style-name="T4">false</text:span>);</text:p>
      <text:p text:style-name="P2"/>
      <text:p text:style-name="P5">// DARK MODE automatikus (OS based)</text:p>
      <text:p text:style-name="P3"><text:span text:style-name="T7">useEffect</text:span>(() <text:span text:style-name="T4">=&gt;</text:span> {</text:p>
      <text:p text:style-name="P3"><text:span text:style-name="T4">const</text:span> <text:span text:style-name="T5">prefersDark</text:span> <text:span text:style-name="T6">=</text:span> <text:span text:style-name="T2">window</text:span>.<text:span text:style-name="T7">matchMedia</text:span>?.(<text:span text:style-name="T3">'(prefers-color-scheme: dark)'</text:span>).<text:span text:style-name="T5">matches</text:span>;</text:p>
      <text:p text:style-name="P3"><text:span text:style-name="T1">if</text:span> (<text:span text:style-name="T5">prefersDark</text:span>) <text:span text:style-name="T2">document</text:span>.<text:span text:style-name="T5">documentElement</text:span>.<text:span text:style-name="T2">classList</text:span>.<text:span text:style-name="T7">add</text:span>(<text:span text:style-name="T3">'dark'</text:span>);</text:p>
      <text:p text:style-name="P3"><text:span text:style-name="T1">else</text:span> <text:span text:style-name="T2">document</text:span>.<text:span text:style-name="T5">documentElement</text:span>.<text:span text:style-name="T2">classList</text:span>.<text:span text:style-name="T7">remove</text:span>(<text:span text:style-name="T3">'dark'</text:span>);</text:p>
      <text:p text:style-name="P3">}, []);</text:p>
      <text:p text:style-name="P2"/>
      <text:p text:style-name="P5">// Provider setup + auto account check</text:p>
      <text:p text:style-name="P3"><text:span text:style-name="T7">useEffect</text:span>(() <text:span text:style-name="T4">=&gt;</text:span> {</text:p>
      <text:p text:style-name="P3"><text:span text:style-name="T1">if</text:span> (<text:span text:style-name="T5">isTest</text:span>) {</text:p>
      <text:p text:style-name="P3"><text:span text:style-name="T7">setChainId</text:span>(<text:span text:style-name="T8">11155111</text:span>);</text:p>
      <text:p text:style-name="P3"><text:span text:style-name="T7">setAccount</text:span>(<text:span text:style-name="T5">CYPRESS_TEST_ACCOUNT</text:span>);</text:p>
      <text:p text:style-name="P3"><text:span text:style-name="T7">setIsAdmin</text:span>(<text:span text:style-name="T4">true</text:span>); <text:span text:style-name="T7">setIsOperator</text:span>(<text:span text:style-name="T4">true</text:span>); <text:span text:style-name="T7">setIsMinter</text:span>(<text:span text:style-name="T4">true</text:span>); <text:span text:style-name="T7">setIsPauser</text:span>(<text:span text:style-name="T4">true</text:span>);</text:p>
      <text:p text:style-name="P3"><text:span text:style-name="T1">return</text:span>;</text:p>
      <text:p text:style-name="P3">}</text:p>
      <text:p text:style-name="P3"><text:span text:style-name="T1">if</text:span> (<text:span text:style-name="T6">!</text:span><text:span text:style-name="T2">window</text:span>.<text:span text:style-name="T2">ethereum</text:span>) {</text:p>
      <text:p text:style-name="P3"><text:span text:style-name="T7">setMessage</text:span>({ <text:span text:style-name="T2">text:</text:span> <text:span text:style-name="T3">"MetaMask not detected"</text:span>, <text:span text:style-name="T2">type:</text:span> <text:span text:style-name="T3">"error"</text:span> });</text:p>
      <text:p text:style-name="P3"><text:span text:style-name="T1">return</text:span>;</text:p>
      <text:p text:style-name="P3">}</text:p>
      <text:p text:style-name="P3"><text:span text:style-name="T4">const</text:span> <text:span text:style-name="T5">prov</text:span> <text:span text:style-name="T6">=</text:span> <text:span text:style-name="T4">new</text:span> <text:span text:style-name="T2">ethers</text:span>.<text:span text:style-name="T2">providers</text:span>.<text:span text:style-name="T9">Web3Provider</text:span>(<text:span text:style-name="T2">window</text:span>.<text:span text:style-name="T2">ethereum</text:span>);</text:p>
      <text:p text:style-name="P3"><text:span text:style-name="T7">setProvider</text:span>(<text:span text:style-name="T5">prov</text:span>);</text:p>
      <text:p text:style-name="P2"/>
      <text:p text:style-name="P3"><text:span text:style-name="T2">window</text:span>.<text:span text:style-name="T2">ethereum</text:span>.<text:span text:style-name="T7">request</text:span>({ <text:span text:style-name="T2">method:</text:span> <text:span text:style-name="T3">"eth_chainId"</text:span> }).<text:span text:style-name="T7">then</text:span>(<text:span text:style-name="T2">hex</text:span> <text:span text:style-name="T4">=&gt;</text:span> <text:span text:style-name="T7">setChainId</text:span>(<text:span text:style-name="T7">parseInt</text:span>(<text:span text:style-name="T2">hex</text:span>, <text:span text:style-name="T8">16</text:span>)));</text:p>
      <text:p text:style-name="P2"/>
      <text:p text:style-name="P3"><text:span text:style-name="T1">if</text:span> (<text:span text:style-name="T4">typeof</text:span> <text:span text:style-name="T2">window</text:span>.<text:span text:style-name="T2">ethereum</text:span>.<text:span text:style-name="T2">on</text:span> <text:span text:style-name="T6">===</text:span> <text:span text:style-name="T3">"function"</text:span>) {</text:p>
      <text:p text:style-name="P3"><text:span text:style-name="T2">window</text:span>.<text:span text:style-name="T2">ethereum</text:span>.<text:span text:style-name="T7">on</text:span>(<text:span text:style-name="T3">"chainChanged"</text:span>, (<text:span text:style-name="T2">hex</text:span>) <text:span text:style-name="T4">=&gt;</text:span> <text:span text:style-name="T7">setChainId</text:span>(<text:span text:style-name="T7">parseInt</text:span>(<text:span text:style-name="T2">hex</text:span>, <text:span text:style-name="T8">16</text:span>)));</text:p>
      <text:p text:style-name="P3"><text:span text:style-name="T2">window</text:span>.<text:span text:style-name="T2">ethereum</text:span>.<text:span text:style-name="T7">on</text:span>(<text:span text:style-name="T3">"accountsChanged"</text:span>, (<text:span text:style-name="T2">accs</text:span>) <text:span text:style-name="T4">=&gt;</text:span> {</text:p>
      <text:p text:style-name="P3"><text:span text:style-name="T1">if</text:span> (<text:span text:style-name="T2">accs</text:span> <text:span text:style-name="T6">&amp;&amp;</text:span> <text:span text:style-name="T2">accs</text:span>[<text:span text:style-name="T8">0</text:span>]) {</text:p>
      <text:p text:style-name="P3"><text:span text:style-name="T7">setAccount</text:span>(<text:span text:style-name="T2">accs</text:span>[<text:span text:style-name="T8">0</text:span>]);</text:p>
      <text:p text:style-name="P3"><text:span text:style-name="T7">setSigner</text:span>(<text:span text:style-name="T5">prov</text:span>.<text:span text:style-name="T7">getSigner</text:span>());</text:p>
      <text:p text:style-name="P3"><text:span text:style-name="T7">fetchAllRoles</text:span>(<text:span text:style-name="T5">prov</text:span>, <text:span text:style-name="T2">accs</text:span>[<text:span text:style-name="T8">0</text:span>]);</text:p>
      <text:p text:style-name="P3"><text:span text:style-name="T7">fetchChainData</text:span>(<text:span text:style-name="T5">prov</text:span>, <text:span text:style-name="T2">accs</text:span>[<text:span text:style-name="T8">0</text:span>]);</text:p>
      <text:p text:style-name="P3"><text:soft-page-break/>} <text:span text:style-name="T1">else</text:span> <text:span text:style-name="T7">setAccount</text:span>(<text:span text:style-name="T3">""</text:span>);</text:p>
      <text:p text:style-name="P3">});</text:p>
      <text:p text:style-name="P3">}</text:p>
      <text:p text:style-name="P2"/>
      <text:p text:style-name="P3"><text:span text:style-name="T2">window</text:span>.<text:span text:style-name="T2">ethereum</text:span>.<text:span text:style-name="T7">request</text:span>({ <text:span text:style-name="T2">method:</text:span> <text:span text:style-name="T3">"eth_accounts"</text:span> }).<text:span text:style-name="T7">then</text:span>((<text:span text:style-name="T2">accs</text:span>) <text:span text:style-name="T4">=&gt;</text:span> {</text:p>
      <text:p text:style-name="P3"><text:span text:style-name="T1">if</text:span> (<text:span text:style-name="T2">accs</text:span> <text:span text:style-name="T6">&amp;&amp;</text:span> <text:span text:style-name="T2">accs</text:span>[<text:span text:style-name="T8">0</text:span>]) {</text:p>
      <text:p text:style-name="P3"><text:span text:style-name="T7">setAccount</text:span>(<text:span text:style-name="T2">accs</text:span>[<text:span text:style-name="T8">0</text:span>]);</text:p>
      <text:p text:style-name="P3"><text:span text:style-name="T7">setSigner</text:span>(<text:span text:style-name="T5">prov</text:span>.<text:span text:style-name="T7">getSigner</text:span>());</text:p>
      <text:p text:style-name="P3"><text:span text:style-name="T7">fetchAllRoles</text:span>(<text:span text:style-name="T5">prov</text:span>, <text:span text:style-name="T2">accs</text:span>[<text:span text:style-name="T8">0</text:span>]);</text:p>
      <text:p text:style-name="P3"><text:span text:style-name="T7">fetchChainData</text:span>(<text:span text:style-name="T5">prov</text:span>, <text:span text:style-name="T2">accs</text:span>[<text:span text:style-name="T8">0</text:span>]);</text:p>
      <text:p text:style-name="P3">}</text:p>
      <text:p text:style-name="P3">});</text:p>
      <text:p text:style-name="P3">}, [<text:span text:style-name="T5">isTest</text:span>]);</text:p>
      <text:p text:style-name="P2"/>
      <text:p text:style-name="P3"><text:span text:style-name="T4">const</text:span> <text:span text:style-name="T5">isNetworkAllowed</text:span> <text:span text:style-name="T6">=</text:span> <text:span text:style-name="T5">chainId</text:span> <text:span text:style-name="T6">===</text:span> <text:span text:style-name="T8">11155111</text:span>;</text:p>
      <text:p text:style-name="P2"/>
      <text:p text:style-name="P5">// --- CONNECT WALLET (hiányzott!) ---</text:p>
      <text:p text:style-name="P3"><text:span text:style-name="T4">async</text:span> <text:span text:style-name="T4">function</text:span> <text:span text:style-name="T7">connectWallet</text:span>() {</text:p>
      <text:p text:style-name="P3"><text:span text:style-name="T1">if</text:span> (<text:span text:style-name="T5">isTest</text:span>) {</text:p>
      <text:p text:style-name="P3"><text:span text:style-name="T7">setAccount</text:span>(<text:span text:style-name="T5">CYPRESS_TEST_ACCOUNT</text:span>);</text:p>
      <text:p text:style-name="P3"><text:span text:style-name="T7">setIsAdmin</text:span>(<text:span text:style-name="T4">true</text:span>); <text:span text:style-name="T7">setIsOperator</text:span>(<text:span text:style-name="T4">true</text:span>); <text:span text:style-name="T7">setIsMinter</text:span>(<text:span text:style-name="T4">true</text:span>); <text:span text:style-name="T7">setIsPauser</text:span>(<text:span text:style-name="T4">true</text:span>);</text:p>
      <text:p text:style-name="P3"><text:span text:style-name="T7">setBalance</text:span>(<text:span text:style-name="T3">"0"</text:span>);</text:p>
      <text:p text:style-name="P3"><text:span text:style-name="T7">setPoReserve</text:span>(<text:span text:style-name="T3">"1000000000000000000"</text:span>);</text:p>
      <text:p text:style-name="P3"><text:span text:style-name="T7">setTotalSupply</text:span>(<text:span text:style-name="T3">"0"</text:span>);</text:p>
      <text:p text:style-name="P3"><text:span text:style-name="T7">setMintableMax</text:span>(<text:span text:style-name="T3">"1000000"</text:span>);</text:p>
      <text:p text:style-name="P3"><text:span text:style-name="T7">setProgress</text:span>(<text:span text:style-name="T8">0</text:span>);</text:p>
      <text:p text:style-name="P3"><text:span text:style-name="T7">setMessage</text:span>({ <text:span text:style-name="T2">text:</text:span> <text:span text:style-name="T3">"Wallet connected (mock)"</text:span>, <text:span text:style-name="T2">type:</text:span> <text:span text:style-name="T3">"success"</text:span> });</text:p>
      <text:p text:style-name="P3"><text:span text:style-name="T7">setTimeout</text:span>(() <text:span text:style-name="T4">=&gt;</text:span> <text:span text:style-name="T7">setMessage</text:span>({ <text:span text:style-name="T2">text:</text:span> <text:span text:style-name="T3">""</text:span>, <text:span text:style-name="T2">type:</text:span> <text:span text:style-name="T3">""</text:span> }), <text:span text:style-name="T8">2000</text:span>);</text:p>
      <text:p text:style-name="P3"><text:span text:style-name="T1">return</text:span>;</text:p>
      <text:p text:style-name="P3">}</text:p>
      <text:p text:style-name="P3"><text:span text:style-name="T1">try</text:span> {</text:p>
      <text:p text:style-name="P3"><text:span text:style-name="T7">setLoading</text:span>(<text:span text:style-name="T4">true</text:span>);</text:p>
      <text:p text:style-name="P3"><text:span text:style-name="T4">const</text:span> <text:span text:style-name="T5">accounts</text:span> <text:span text:style-name="T6">=</text:span> <text:span text:style-name="T1">await</text:span> <text:span text:style-name="T2">window</text:span>.<text:span text:style-name="T2">ethereum</text:span>.<text:span text:style-name="T7">request</text:span>({ <text:span text:style-name="T2">method:</text:span> <text:span text:style-name="T3">"eth_requestAccounts"</text:span> });</text:p>
      <text:p text:style-name="P3"><text:span text:style-name="T4">const</text:span> <text:span text:style-name="T5">user</text:span> <text:span text:style-name="T6">=</text:span> <text:span text:style-name="T2">accounts</text:span>[<text:span text:style-name="T8">0</text:span>];</text:p>
      <text:p text:style-name="P3"><text:span text:style-name="T7">setAccount</text:span>(<text:span text:style-name="T2">user</text:span>);</text:p>
      <text:p text:style-name="P3"><text:span text:style-name="T4">const</text:span> <text:span text:style-name="T5">newSigner</text:span> <text:span text:style-name="T6">=</text:span> <text:span text:style-name="T2">provider</text:span>.<text:span text:style-name="T7">getSigner</text:span>();</text:p>
      <text:p text:style-name="P3"><text:span text:style-name="T7">setSigner</text:span>(<text:span text:style-name="T2">newSigner</text:span>);</text:p>
      <text:p text:style-name="P3"><text:span text:style-name="T1">await</text:span> <text:span text:style-name="T7">fetchAllRoles</text:span>(<text:span text:style-name="T2">provider</text:span>, <text:span text:style-name="T2">user</text:span>);</text:p>
      <text:p text:style-name="P3"><text:span text:style-name="T1">await</text:span> <text:span text:style-name="T7">fetchChainData</text:span>(<text:span text:style-name="T2">provider</text:span>, <text:span text:style-name="T2">user</text:span>);</text:p>
      <text:p text:style-name="P3"><text:span text:style-name="T7">setMessage</text:span>({ <text:span text:style-name="T2">text:</text:span> <text:span text:style-name="T3">"Wallet connected"</text:span>, <text:span text:style-name="T2">type:</text:span> <text:span text:style-name="T3">"success"</text:span> });</text:p>
      <text:p text:style-name="P3">} <text:span text:style-name="T1">catch</text:span> (<text:span text:style-name="T2">e</text:span>) {</text:p>
      <text:p text:style-name="P3"><text:span text:style-name="T7">setMessage</text:span>({ <text:span text:style-name="T2">text:</text:span> <text:span text:style-name="T3">"Connection failed"</text:span>, <text:span text:style-name="T2">type:</text:span> <text:span text:style-name="T3">"error"</text:span> });</text:p>
      <text:p text:style-name="P3">} <text:span text:style-name="T1">finally</text:span> {</text:p>
      <text:p text:style-name="P3"><text:span text:style-name="T7">setLoading</text:span>(<text:span text:style-name="T4">false</text:span>);</text:p>
      <text:p text:style-name="P3"><text:span text:style-name="T7">setTimeout</text:span>(() <text:span text:style-name="T4">=&gt;</text:span> <text:span text:style-name="T7">setMessage</text:span>({ <text:span text:style-name="T2">text:</text:span> <text:span text:style-name="T3">""</text:span>, <text:span text:style-name="T2">type:</text:span> <text:span text:style-name="T3">""</text:span> }), <text:span text:style-name="T8">2000</text:span>);</text:p>
      <text:p text:style-name="P3">}</text:p>
      <text:p text:style-name="P3">}</text:p>
      <text:p text:style-name="P2"/>
      <text:p text:style-name="P5">// Lekérdezi a role-okat</text:p>
      <text:p text:style-name="P3"><text:span text:style-name="T4">async</text:span> <text:span text:style-name="T4">function</text:span> <text:span text:style-name="T7">fetchAllRoles</text:span>(<text:span text:style-name="T2">_provider</text:span>, <text:span text:style-name="T2">addr</text:span>) {</text:p>
      <text:p text:style-name="P3"><text:soft-page-break/><text:span text:style-name="T1">try</text:span> {</text:p>
      <text:p text:style-name="P3"><text:span text:style-name="T4">const</text:span> <text:span text:style-name="T5">token</text:span> <text:span text:style-name="T6">=</text:span> <text:span text:style-name="T4">new</text:span> <text:span text:style-name="T2">ethers</text:span>.<text:span text:style-name="T7">Contract</text:span>(<text:span text:style-name="T5">CONTRACT_ADDRESS</text:span>, <text:span text:style-name="T5">TOKEN_ABI</text:span>, <text:span text:style-name="T2">_provider</text:span>);</text:p>
      <text:p text:style-name="P3"><text:span text:style-name="T7">setIsAdmin</text:span>(<text:span text:style-name="T1">await</text:span> <text:span text:style-name="T2">token</text:span>.<text:span text:style-name="T7">hasRole</text:span>(<text:span text:style-name="T5">ADMIN_ROLE</text:span>, <text:span text:style-name="T2">addr</text:span>));</text:p>
      <text:p text:style-name="P3"><text:span text:style-name="T7">setIsOperator</text:span>(<text:span text:style-name="T1">await</text:span> <text:span text:style-name="T2">token</text:span>.<text:span text:style-name="T7">hasRole</text:span>(<text:span text:style-name="T5">OPERATOR_ROLE</text:span>, <text:span text:style-name="T2">addr</text:span>));</text:p>
      <text:p text:style-name="P3"><text:span text:style-name="T7">setIsMinter</text:span>(<text:span text:style-name="T1">await</text:span> <text:span text:style-name="T2">token</text:span>.<text:span text:style-name="T7">hasRole</text:span>(<text:span text:style-name="T5">MINTER_ROLE</text:span>, <text:span text:style-name="T2">addr</text:span>));</text:p>
      <text:p text:style-name="P3"><text:span text:style-name="T7">setIsPauser</text:span>(<text:span text:style-name="T1">await</text:span> <text:span text:style-name="T2">token</text:span>.<text:span text:style-name="T7">hasRole</text:span>(<text:span text:style-name="T5">PAUSER_ROLE</text:span>, <text:span text:style-name="T2">addr</text:span>));</text:p>
      <text:p text:style-name="P3"><text:span text:style-name="T7">setIsPaused</text:span>(<text:span text:style-name="T1">await</text:span> <text:span text:style-name="T2">token</text:span>.<text:span text:style-name="T7">paused</text:span>());</text:p>
      <text:p text:style-name="P3">} <text:span text:style-name="T1">catch</text:span> {}</text:p>
      <text:p text:style-name="P3">}</text:p>
      <text:p text:style-name="P2"/>
      <text:p text:style-name="P5">// Fetch chain data (balance, reserve, supply, paused)</text:p>
      <text:p text:style-name="P3"><text:span text:style-name="T4">async</text:span> <text:span text:style-name="T4">function</text:span> <text:span text:style-name="T7">fetchChainData</text:span>(<text:span text:style-name="T2">_provider</text:span> <text:span text:style-name="T6">=</text:span> <text:span text:style-name="T2">provider</text:span>, <text:span text:style-name="T2">addr</text:span> <text:span text:style-name="T6">=</text:span> <text:span text:style-name="T2">account</text:span>) {</text:p>
      <text:p text:style-name="P3"><text:span text:style-name="T1">try</text:span> {</text:p>
      <text:p text:style-name="P3"><text:span text:style-name="T4">const</text:span> <text:span text:style-name="T5">token</text:span> <text:span text:style-name="T6">=</text:span> <text:span text:style-name="T4">new</text:span> <text:span text:style-name="T2">ethers</text:span>.<text:span text:style-name="T7">Contract</text:span>(<text:span text:style-name="T5">CONTRACT_ADDRESS</text:span>, <text:span text:style-name="T5">TOKEN_ABI</text:span>, <text:span text:style-name="T2">_provider</text:span>);</text:p>
      <text:p text:style-name="P3"><text:span text:style-name="T4">const</text:span> <text:span text:style-name="T5">feed</text:span> <text:span text:style-name="T6">=</text:span> <text:span text:style-name="T4">new</text:span> <text:span text:style-name="T2">ethers</text:span>.<text:span text:style-name="T7">Contract</text:span>(<text:span text:style-name="T5">FEED_ADDRESS</text:span>, <text:span text:style-name="T5">FEED_ABI</text:span>, <text:span text:style-name="T2">_provider</text:span>);</text:p>
      <text:p text:style-name="P3"><text:span text:style-name="T4">const</text:span> [<text:span text:style-name="T5">bal</text:span>, <text:span text:style-name="T5">reserve</text:span>, <text:span text:style-name="T5">supply</text:span>, <text:span text:style-name="T5">paused</text:span>] <text:span text:style-name="T6">=</text:span> <text:span text:style-name="T1">await</text:span> <text:span text:style-name="T9">Promise</text:span>.<text:span text:style-name="T7">all</text:span>([</text:p>
      <text:p text:style-name="P3"><text:span text:style-name="T2">addr</text:span> <text:span text:style-name="T6">?</text:span> <text:span text:style-name="T2">token</text:span>.<text:span text:style-name="T7">balanceOf</text:span>(<text:span text:style-name="T2">addr</text:span>) <text:span text:style-name="T6">:</text:span> <text:span text:style-name="T2">ethers</text:span>.<text:span text:style-name="T2">BigNumber</text:span>.<text:span text:style-name="T7">from</text:span>(<text:span text:style-name="T8">0</text:span>),</text:p>
      <text:p text:style-name="P3"><text:span text:style-name="T2">feed</text:span>.<text:span text:style-name="T7">latestAnswer</text:span>(),</text:p>
      <text:p text:style-name="P3"><text:span text:style-name="T2">token</text:span>.<text:span text:style-name="T7">totalSupply</text:span>(),</text:p>
      <text:p text:style-name="P3"><text:span text:style-name="T2">token</text:span>.<text:span text:style-name="T7">paused</text:span>(),</text:p>
      <text:p text:style-name="P3">]);</text:p>
      <text:p text:style-name="P3"><text:span text:style-name="T7">setBalance</text:span>(<text:span text:style-name="T2">ethers</text:span>.<text:span text:style-name="T2">utils</text:span>.<text:span text:style-name="T7">formatUnits</text:span>(<text:span text:style-name="T2">bal</text:span>, <text:span text:style-name="T8">18</text:span>));</text:p>
      <text:p text:style-name="P3"><text:span text:style-name="T7">setPoReserve</text:span>(<text:span text:style-name="T2">reserve</text:span>.<text:span text:style-name="T7">toString</text:span>());</text:p>
      <text:p text:style-name="P3"><text:span text:style-name="T7">setTotalSupply</text:span>(<text:span text:style-name="T2">ethers</text:span>.<text:span text:style-name="T2">utils</text:span>.<text:span text:style-name="T7">formatUnits</text:span>(<text:span text:style-name="T2">supply</text:span>, <text:span text:style-name="T8">18</text:span>));</text:p>
      <text:p text:style-name="P3"><text:span text:style-name="T7">setIsPaused</text:span>(<text:span text:style-name="T2">paused</text:span>);</text:p>
      <text:p text:style-name="P2"/>
      <text:p text:style-name="P3"><text:span text:style-name="T4">const</text:span> <text:span text:style-name="T5">maxMint</text:span> <text:span text:style-name="T6">=</text:span> <text:span text:style-name="T2">Math</text:span>.<text:span text:style-name="T7">max</text:span>(</text:p>
      <text:p text:style-name="P3"><text:span text:style-name="T8">0</text:span>,</text:p>
      <text:p text:style-name="P3"><text:span text:style-name="T7">parseFloat</text:span>(<text:span text:style-name="T2">ethers</text:span>.<text:span text:style-name="T2">utils</text:span>.<text:span text:style-name="T7">formatUnits</text:span>(<text:span text:style-name="T2">reserve</text:span>, <text:span text:style-name="T8">18</text:span>)) <text:span text:style-name="T6">-</text:span></text:p>
      <text:p text:style-name="P3"><text:span text:style-name="T7">parseFloat</text:span>(<text:span text:style-name="T2">ethers</text:span>.<text:span text:style-name="T2">utils</text:span>.<text:span text:style-name="T7">formatUnits</text:span>(<text:span text:style-name="T2">supply</text:span>, <text:span text:style-name="T8">18</text:span>))</text:p>
      <text:p text:style-name="P3">);</text:p>
      <text:p text:style-name="P3"><text:span text:style-name="T7">setMintableMax</text:span>(<text:span text:style-name="T2">maxMint</text:span>.<text:span text:style-name="T7">toString</text:span>());</text:p>
      <text:p text:style-name="P5">// Reserve warning logic</text:p>
      <text:p text:style-name="P3"><text:span text:style-name="T4">const</text:span> <text:span text:style-name="T5">reserveNum</text:span> <text:span text:style-name="T6">=</text:span> <text:span text:style-name="T7">parseFloat</text:span>(<text:span text:style-name="T2">ethers</text:span>.<text:span text:style-name="T2">utils</text:span>.<text:span text:style-name="T7">formatUnits</text:span>(<text:span text:style-name="T2">reserve</text:span>, <text:span text:style-name="T8">18</text:span>));</text:p>
      <text:p text:style-name="P3"><text:span text:style-name="T4">const</text:span> <text:span text:style-name="T5">supplyNum</text:span> <text:span text:style-name="T6">=</text:span> <text:span text:style-name="T7">parseFloat</text:span>(<text:span text:style-name="T2">ethers</text:span>.<text:span text:style-name="T2">utils</text:span>.<text:span text:style-name="T7">formatUnits</text:span>(<text:span text:style-name="T2">supply</text:span>, <text:span text:style-name="T8">18</text:span>));</text:p>
      <text:p text:style-name="P3"><text:span text:style-name="T1">if</text:span> (<text:span text:style-name="T2">reserveNum</text:span> <text:span text:style-name="T6">&gt;</text:span> <text:span text:style-name="T8">0</text:span> <text:span text:style-name="T6">&amp;&amp;</text:span> <text:span text:style-name="T2">supplyNum</text:span> <text:span text:style-name="T6">/</text:span> <text:span text:style-name="T2">reserveNum</text:span> <text:span text:style-name="T6">&gt;</text:span> <text:span text:style-name="T8">0.9</text:span>) {</text:p>
      <text:p text:style-name="P3"><text:span text:style-name="T7">setReserveWarning</text:span>(<text:span text:style-name="T3">"Warning: Reserve is almost depleted. Only a small amount of SATSTD can be minted!"</text:span>);</text:p>
      <text:p text:style-name="P3">} <text:span text:style-name="T1">else</text:span> {</text:p>
      <text:p text:style-name="P3"><text:span text:style-name="T7">setReserveWarning</text:span>(<text:span text:style-name="T3">""</text:span>);</text:p>
      <text:p text:style-name="P3">}</text:p>
      <text:p text:style-name="P3"><text:span text:style-name="T7">setProgress</text:span>(<text:span text:style-name="T2">reserveNum</text:span> <text:span text:style-name="T6">&gt;</text:span> <text:span text:style-name="T8">0</text:span> <text:span text:style-name="T6">?</text:span> <text:span text:style-name="T2">Math</text:span>.<text:span text:style-name="T7">min</text:span>(<text:span text:style-name="T8">100</text:span>, (<text:span text:style-name="T2">supplyNum</text:span> <text:span text:style-name="T6">/</text:span> <text:span text:style-name="T2">reserveNum</text:span>) <text:span text:style-name="T6">*</text:span> <text:span text:style-name="T8">100</text:span>) <text:span text:style-name="T6">:</text:span> <text:span text:style-name="T8">0</text:span>);</text:p>
      <text:p text:style-name="P3">} <text:span text:style-name="T1">catch</text:span> (<text:span text:style-name="T2">e</text:span>) {</text:p>
      <text:p text:style-name="P3"><text:span text:style-name="T7">setReserveWarning</text:span>(<text:span text:style-name="T3">""</text:span>);</text:p>
      <text:p text:style-name="P3">}</text:p>
      <text:p text:style-name="P3">}</text:p>
      <text:p text:style-name="P2"/>
      <text:p text:style-name="P5">// --- Mint ---</text:p>
      <text:p text:style-name="P3"><text:span text:style-name="T4">async</text:span> <text:span text:style-name="T4">function</text:span> <text:span text:style-name="T7">handleMint</text:span>() {</text:p>
      <text:p text:style-name="P3"><text:span text:style-name="T1">if</text:span> (<text:span text:style-name="T6">!</text:span><text:span text:style-name="T2">isNetworkAllowed</text:span> <text:span text:style-name="T6">&amp;&amp;</text:span> <text:span text:style-name="T6">!</text:span><text:span text:style-name="T2">isTest</text:span>) <text:span text:style-name="T1">return</text:span>;</text:p>
      <text:p text:style-name="P3"><text:soft-page-break/><text:span text:style-name="T4">const</text:span> <text:span text:style-name="T5">amount</text:span> <text:span text:style-name="T6">=</text:span> <text:span text:style-name="T7">parseFloat</text:span>(<text:span text:style-name="T2">mintAmount</text:span> <text:span text:style-name="T6">||</text:span> <text:span text:style-name="T3">"0"</text:span>);</text:p>
      <text:p text:style-name="P3"><text:span text:style-name="T1">if</text:span> (<text:span text:style-name="T2">amount</text:span> <text:span text:style-name="T6">&gt;</text:span> <text:span text:style-name="T7">parseFloat</text:span>(<text:span text:style-name="T2">mintableMax</text:span>)) {</text:p>
      <text:p text:style-name="P3"><text:span text:style-name="T7">setMessage</text:span>({ <text:span text:style-name="T2">text:</text:span> <text:span text:style-name="T3">"Cannot mint more than the available BTC reserve."</text:span>, <text:span text:style-name="T2">type:</text:span> <text:span text:style-name="T3">"error"</text:span> });</text:p>
      <text:p text:style-name="P3"><text:span text:style-name="T1">return</text:span>;</text:p>
      <text:p text:style-name="P3">}</text:p>
      <text:p text:style-name="P3"><text:span text:style-name="T1">try</text:span> {</text:p>
      <text:p text:style-name="P3"><text:span text:style-name="T7">setLoading</text:span>(<text:span text:style-name="T4">true</text:span>);</text:p>
      <text:p text:style-name="P3"><text:span text:style-name="T7">setMessage</text:span>({ <text:span text:style-name="T2">text:</text:span> <text:span text:style-name="T3">"Processing mint..."</text:span>, <text:span text:style-name="T2">type:</text:span> <text:span text:style-name="T3">"info"</text:span> });</text:p>
      <text:p text:style-name="P3"><text:span text:style-name="T1">if</text:span> (<text:span text:style-name="T2">isTest</text:span>) {</text:p>
      <text:p text:style-name="P3"><text:span text:style-name="T7">setBalance</text:span>((<text:span text:style-name="T2">b</text:span>) <text:span text:style-name="T4">=&gt;</text:span> (<text:span text:style-name="T7">parseFloat</text:span>(<text:span text:style-name="T2">b</text:span>) <text:span text:style-name="T6">+</text:span> <text:span text:style-name="T2">amount</text:span>).<text:span text:style-name="T7">toString</text:span>());</text:p>
      <text:p text:style-name="P3"><text:span text:style-name="T7">setTotalSupply</text:span>((<text:span text:style-name="T2">s</text:span>) <text:span text:style-name="T4">=&gt;</text:span> (<text:span text:style-name="T7">parseFloat</text:span>(<text:span text:style-name="T2">s</text:span>) <text:span text:style-name="T6">+</text:span> <text:span text:style-name="T2">amount</text:span>).<text:span text:style-name="T7">toString</text:span>());</text:p>
      <text:p text:style-name="P3"><text:span text:style-name="T7">setMintableMax</text:span>((<text:span text:style-name="T2">m</text:span>) <text:span text:style-name="T4">=&gt;</text:span> (<text:span text:style-name="T7">parseFloat</text:span>(<text:span text:style-name="T2">m</text:span>) <text:span text:style-name="T6">-</text:span> <text:span text:style-name="T2">amount</text:span>).<text:span text:style-name="T7">toString</text:span>());</text:p>
      <text:p text:style-name="P3"><text:span text:style-name="T7">setMessage</text:span>({ <text:span text:style-name="T2">text:</text:span> <text:span text:style-name="T3">`Minted </text:span><text:span text:style-name="T4">${</text:span><text:span text:style-name="T2">mintAmount</text:span><text:span text:style-name="T4">}</text:span><text:span text:style-name="T3"> SATSTD`</text:span>, <text:span text:style-name="T2">type:</text:span> <text:span text:style-name="T3">"success"</text:span> });</text:p>
      <text:p text:style-name="P3"><text:span text:style-name="T7">setMintAmount</text:span>(<text:span text:style-name="T3">""</text:span>);</text:p>
      <text:p text:style-name="P3"><text:span text:style-name="T7">setTimeout</text:span>(() <text:span text:style-name="T4">=&gt;</text:span> <text:span text:style-name="T7">setMessage</text:span>({ <text:span text:style-name="T2">text:</text:span> <text:span text:style-name="T3">""</text:span>, <text:span text:style-name="T2">type:</text:span> <text:span text:style-name="T3">""</text:span> }), <text:span text:style-name="T8">2000</text:span>);</text:p>
      <text:p text:style-name="P3"><text:span text:style-name="T7">setLoading</text:span>(<text:span text:style-name="T4">false</text:span>);</text:p>
      <text:p text:style-name="P3"><text:span text:style-name="T1">return</text:span>;</text:p>
      <text:p text:style-name="P3">}</text:p>
      <text:p text:style-name="P3"><text:span text:style-name="T4">const</text:span> <text:span text:style-name="T5">token</text:span> <text:span text:style-name="T6">=</text:span> <text:span text:style-name="T4">new</text:span> <text:span text:style-name="T2">ethers</text:span>.<text:span text:style-name="T7">Contract</text:span>(<text:span text:style-name="T5">CONTRACT_ADDRESS</text:span>, <text:span text:style-name="T5">TOKEN_ABI</text:span>, <text:span text:style-name="T2">signer</text:span>);</text:p>
      <text:p text:style-name="P3"><text:span text:style-name="T4">const</text:span> <text:span text:style-name="T5">amt</text:span> <text:span text:style-name="T6">=</text:span> <text:span text:style-name="T2">ethers</text:span>.<text:span text:style-name="T2">utils</text:span>.<text:span text:style-name="T7">parseUnits</text:span>(<text:span text:style-name="T2">mintAmount</text:span> <text:span text:style-name="T6">||</text:span> <text:span text:style-name="T3">"0"</text:span>, <text:span text:style-name="T8">18</text:span>);</text:p>
      <text:p text:style-name="P3"><text:span text:style-name="T4">const</text:span> <text:span text:style-name="T5">tx</text:span> <text:span text:style-name="T6">=</text:span> <text:span text:style-name="T1">await</text:span> <text:span text:style-name="T2">token</text:span>.<text:span text:style-name="T7">mint</text:span>(<text:span text:style-name="T2">account</text:span>, <text:span text:style-name="T2">amt</text:span>);</text:p>
      <text:p text:style-name="P3"><text:span text:style-name="T7">setMessage</text:span>({ <text:span text:style-name="T2">text:</text:span> <text:span text:style-name="T3">"Mint transaction sent..."</text:span>, <text:span text:style-name="T2">type:</text:span> <text:span text:style-name="T3">"info"</text:span> });</text:p>
      <text:p text:style-name="P3"><text:span text:style-name="T1">await</text:span> <text:span text:style-name="T2">tx</text:span>.<text:span text:style-name="T7">wait</text:span>();</text:p>
      <text:p text:style-name="P3"><text:span text:style-name="T1">await</text:span> <text:span text:style-name="T7">fetchChainData</text:span>();</text:p>
      <text:p text:style-name="P3"><text:span text:style-name="T7">setMessage</text:span>({ <text:span text:style-name="T2">text:</text:span> <text:span text:style-name="T3">`Minted </text:span><text:span text:style-name="T4">${</text:span><text:span text:style-name="T2">mintAmount</text:span><text:span text:style-name="T4">}</text:span><text:span text:style-name="T3"> SATSTD`</text:span>, <text:span text:style-name="T2">type:</text:span> <text:span text:style-name="T3">"success"</text:span> });</text:p>
      <text:p text:style-name="P3"><text:span text:style-name="T7">setMintAmount</text:span>(<text:span text:style-name="T3">""</text:span>);</text:p>
      <text:p text:style-name="P3">} <text:span text:style-name="T1">catch</text:span> (<text:span text:style-name="T2">e</text:span>) {</text:p>
      <text:p text:style-name="P3"><text:span text:style-name="T7">setMessage</text:span>({ <text:span text:style-name="T2">text:</text:span> <text:span text:style-name="T3">"Mint failed"</text:span>, <text:span text:style-name="T2">type:</text:span> <text:span text:style-name="T3">"error"</text:span> });</text:p>
      <text:p text:style-name="P3">} <text:span text:style-name="T1">finally</text:span> {</text:p>
      <text:p text:style-name="P3"><text:span text:style-name="T7">setLoading</text:span>(<text:span text:style-name="T4">false</text:span>);</text:p>
      <text:p text:style-name="P3"><text:span text:style-name="T7">setTimeout</text:span>(() <text:span text:style-name="T4">=&gt;</text:span> <text:span text:style-name="T7">setMessage</text:span>({ <text:span text:style-name="T2">text:</text:span> <text:span text:style-name="T3">""</text:span>, <text:span text:style-name="T2">type:</text:span> <text:span text:style-name="T3">""</text:span> }), <text:span text:style-name="T8">2000</text:span>);</text:p>
      <text:p text:style-name="P3">}</text:p>
      <text:p text:style-name="P3">}</text:p>
      <text:p text:style-name="P2"/>
      <text:p text:style-name="P5">// --- Burn ---</text:p>
      <text:p text:style-name="P3"><text:span text:style-name="T4">async</text:span> <text:span text:style-name="T4">function</text:span> <text:span text:style-name="T7">handleBurn</text:span>() {</text:p>
      <text:p text:style-name="P3"><text:span text:style-name="T1">if</text:span> (<text:span text:style-name="T6">!</text:span><text:span text:style-name="T2">isNetworkAllowed</text:span> <text:span text:style-name="T6">&amp;&amp;</text:span> <text:span text:style-name="T6">!</text:span><text:span text:style-name="T2">isTest</text:span>) <text:span text:style-name="T1">return</text:span>;</text:p>
      <text:p text:style-name="P3"><text:span text:style-name="T4">const</text:span> <text:span text:style-name="T5">amount</text:span> <text:span text:style-name="T6">=</text:span> <text:span text:style-name="T7">parseFloat</text:span>(<text:span text:style-name="T2">burnAmount</text:span> <text:span text:style-name="T6">||</text:span> <text:span text:style-name="T3">"0"</text:span>);</text:p>
      <text:p text:style-name="P3"><text:span text:style-name="T1">if</text:span> (<text:span text:style-name="T2">amount</text:span> <text:span text:style-name="T6">&gt;</text:span> <text:span text:style-name="T7">parseFloat</text:span>(<text:span text:style-name="T2">balance</text:span>)) {</text:p>
      <text:p text:style-name="P3"><text:span text:style-name="T7">setMessage</text:span>({ <text:span text:style-name="T2">text:</text:span> <text:span text:style-name="T3">"You do not have enough tokens to burn."</text:span>, <text:span text:style-name="T2">type:</text:span> <text:span text:style-name="T3">"error"</text:span> });</text:p>
      <text:p text:style-name="P3"><text:span text:style-name="T1">return</text:span>;</text:p>
      <text:p text:style-name="P3">}</text:p>
      <text:p text:style-name="P3"><text:span text:style-name="T1">try</text:span> {</text:p>
      <text:p text:style-name="P3"><text:span text:style-name="T7">setLoading</text:span>(<text:span text:style-name="T4">true</text:span>);</text:p>
      <text:p text:style-name="P3"><text:span text:style-name="T7">setMessage</text:span>({ <text:span text:style-name="T2">text:</text:span> <text:span text:style-name="T3">"Processing burn..."</text:span>, <text:span text:style-name="T2">type:</text:span> <text:span text:style-name="T3">"info"</text:span> });</text:p>
      <text:p text:style-name="P3"><text:span text:style-name="T1">if</text:span> (<text:span text:style-name="T2">isTest</text:span>) {</text:p>
      <text:p text:style-name="P3"><text:span text:style-name="T7">setBalance</text:span>((<text:span text:style-name="T2">b</text:span>) <text:span text:style-name="T4">=&gt;</text:span> (<text:span text:style-name="T7">parseFloat</text:span>(<text:span text:style-name="T2">b</text:span>) <text:span text:style-name="T6">-</text:span> <text:span text:style-name="T2">amount</text:span>).<text:span text:style-name="T7">toString</text:span>());</text:p>
      <text:p text:style-name="P3"><text:span text:style-name="T7">setTotalSupply</text:span>((<text:span text:style-name="T2">s</text:span>) <text:span text:style-name="T4">=&gt;</text:span> (<text:span text:style-name="T7">parseFloat</text:span>(<text:span text:style-name="T2">s</text:span>) <text:span text:style-name="T6">-</text:span> <text:span text:style-name="T2">amount</text:span>).<text:span text:style-name="T7">toString</text:span>());</text:p>
      <text:p text:style-name="P3"><text:span text:style-name="T7">setMintableMax</text:span>((<text:span text:style-name="T2">m</text:span>) <text:span text:style-name="T4">=&gt;</text:span> (<text:span text:style-name="T7">parseFloat</text:span>(<text:span text:style-name="T2">m</text:span>) <text:span text:style-name="T6">+</text:span> <text:span text:style-name="T2">amount</text:span>).<text:span text:style-name="T7">toString</text:span>());</text:p>
      <text:p text:style-name="P3"><text:span text:style-name="T7">setMessage</text:span>({ <text:span text:style-name="T2">text:</text:span> <text:span text:style-name="T3">`Burned </text:span><text:span text:style-name="T4">${</text:span><text:span text:style-name="T2">burnAmount</text:span><text:span text:style-name="T4">}</text:span><text:span text:style-name="T3"> SATSTD`</text:span>, <text:span text:style-name="T2">type:</text:span> <text:span text:style-name="T3">"success"</text:span> });</text:p>
      <text:p text:style-name="P3"><text:soft-page-break/><text:span text:style-name="T7">setBurnAmount</text:span>(<text:span text:style-name="T3">""</text:span>);</text:p>
      <text:p text:style-name="P3"><text:span text:style-name="T7">setTimeout</text:span>(() <text:span text:style-name="T4">=&gt;</text:span> <text:span text:style-name="T7">setMessage</text:span>({ <text:span text:style-name="T2">text:</text:span> <text:span text:style-name="T3">""</text:span>, <text:span text:style-name="T2">type:</text:span> <text:span text:style-name="T3">""</text:span> }), <text:span text:style-name="T8">2000</text:span>);</text:p>
      <text:p text:style-name="P3"><text:span text:style-name="T7">setLoading</text:span>(<text:span text:style-name="T4">false</text:span>);</text:p>
      <text:p text:style-name="P3"><text:span text:style-name="T1">return</text:span>;</text:p>
      <text:p text:style-name="P3">}</text:p>
      <text:p text:style-name="P3"><text:span text:style-name="T4">const</text:span> <text:span text:style-name="T5">token</text:span> <text:span text:style-name="T6">=</text:span> <text:span text:style-name="T4">new</text:span> <text:span text:style-name="T2">ethers</text:span>.<text:span text:style-name="T7">Contract</text:span>(<text:span text:style-name="T5">CONTRACT_ADDRESS</text:span>, <text:span text:style-name="T5">TOKEN_ABI</text:span>, <text:span text:style-name="T2">signer</text:span>);</text:p>
      <text:p text:style-name="P3"><text:span text:style-name="T4">const</text:span> <text:span text:style-name="T5">amt</text:span> <text:span text:style-name="T6">=</text:span> <text:span text:style-name="T2">ethers</text:span>.<text:span text:style-name="T2">utils</text:span>.<text:span text:style-name="T7">parseUnits</text:span>(<text:span text:style-name="T2">burnAmount</text:span> <text:span text:style-name="T6">||</text:span> <text:span text:style-name="T3">"0"</text:span>, <text:span text:style-name="T8">18</text:span>);</text:p>
      <text:p text:style-name="P3"><text:span text:style-name="T4">const</text:span> <text:span text:style-name="T5">tx</text:span> <text:span text:style-name="T6">=</text:span> <text:span text:style-name="T1">await</text:span> <text:span text:style-name="T2">token</text:span>.<text:span text:style-name="T7">burn</text:span>(<text:span text:style-name="T2">account</text:span>, <text:span text:style-name="T2">amt</text:span>);</text:p>
      <text:p text:style-name="P3"><text:span text:style-name="T7">setMessage</text:span>({ <text:span text:style-name="T2">text:</text:span> <text:span text:style-name="T3">"Burn transaction sent..."</text:span>, <text:span text:style-name="T2">type:</text:span> <text:span text:style-name="T3">"info"</text:span> });</text:p>
      <text:p text:style-name="P3"><text:span text:style-name="T1">await</text:span> <text:span text:style-name="T2">tx</text:span>.<text:span text:style-name="T7">wait</text:span>();</text:p>
      <text:p text:style-name="P3"><text:span text:style-name="T1">await</text:span> <text:span text:style-name="T7">fetchChainData</text:span>();</text:p>
      <text:p text:style-name="P3"><text:span text:style-name="T7">setMessage</text:span>({ <text:span text:style-name="T2">text:</text:span> <text:span text:style-name="T3">`Burned </text:span><text:span text:style-name="T4">${</text:span><text:span text:style-name="T2">burnAmount</text:span><text:span text:style-name="T4">}</text:span><text:span text:style-name="T3"> SATSTD`</text:span>, <text:span text:style-name="T2">type:</text:span> <text:span text:style-name="T3">"success"</text:span> });</text:p>
      <text:p text:style-name="P3"><text:span text:style-name="T7">setBurnAmount</text:span>(<text:span text:style-name="T3">""</text:span>);</text:p>
      <text:p text:style-name="P3">} <text:span text:style-name="T1">catch</text:span> (<text:span text:style-name="T2">e</text:span>) {</text:p>
      <text:p text:style-name="P3"><text:span text:style-name="T7">setMessage</text:span>({ <text:span text:style-name="T2">text:</text:span> <text:span text:style-name="T3">"Burn failed"</text:span>, <text:span text:style-name="T2">type:</text:span> <text:span text:style-name="T3">"error"</text:span> });</text:p>
      <text:p text:style-name="P3">} <text:span text:style-name="T1">finally</text:span> {</text:p>
      <text:p text:style-name="P3"><text:span text:style-name="T7">setLoading</text:span>(<text:span text:style-name="T4">false</text:span>);</text:p>
      <text:p text:style-name="P3"><text:span text:style-name="T7">setTimeout</text:span>(() <text:span text:style-name="T4">=&gt;</text:span> <text:span text:style-name="T7">setMessage</text:span>({ <text:span text:style-name="T2">text:</text:span> <text:span text:style-name="T3">""</text:span>, <text:span text:style-name="T2">type:</text:span> <text:span text:style-name="T3">""</text:span> }), <text:span text:style-name="T8">2000</text:span>);</text:p>
      <text:p text:style-name="P3">}</text:p>
      <text:p text:style-name="P3">}</text:p>
      <text:p text:style-name="P2"/>
      <text:p text:style-name="P5">// --- Reserve Feed váltás ---</text:p>
      <text:p text:style-name="P3"><text:span text:style-name="T4">async</text:span> <text:span text:style-name="T4">function</text:span> <text:span text:style-name="T7">handleSetFeed</text:span>() {</text:p>
      <text:p text:style-name="P3"><text:span text:style-name="T1">if</text:span> (<text:span text:style-name="T6">!</text:span><text:span text:style-name="T2">isOperator</text:span> <text:span text:style-name="T6">&amp;&amp;</text:span> <text:span text:style-name="T6">!</text:span><text:span text:style-name="T2">isAdmin</text:span>) {</text:p>
      <text:p text:style-name="P3"><text:span text:style-name="T7">setMessage</text:span>({ <text:span text:style-name="T2">text:</text:span> <text:span text:style-name="T3">"Not authorized."</text:span>, <text:span text:style-name="T2">type:</text:span> <text:span text:style-name="T3">"error"</text:span> });</text:p>
      <text:p text:style-name="P3"><text:span text:style-name="T1">return</text:span>;</text:p>
      <text:p text:style-name="P3">}</text:p>
      <text:p text:style-name="P3"><text:span text:style-name="T1">if</text:span> (<text:span text:style-name="T6">!</text:span><text:span text:style-name="T2">newFeed</text:span> <text:span text:style-name="T6">||</text:span> <text:span text:style-name="T6">!</text:span><text:span text:style-name="T2">ethers</text:span>.<text:span text:style-name="T2">utils</text:span>.<text:span text:style-name="T7">isAddress</text:span>(<text:span text:style-name="T2">newFeed</text:span>)) {</text:p>
      <text:p text:style-name="P3"><text:span text:style-name="T7">setMessage</text:span>({ <text:span text:style-name="T2">text:</text:span> <text:span text:style-name="T3">"Invalid address."</text:span>, <text:span text:style-name="T2">type:</text:span> <text:span text:style-name="T3">"error"</text:span> });</text:p>
      <text:p text:style-name="P3"><text:span text:style-name="T1">return</text:span>;</text:p>
      <text:p text:style-name="P3">}</text:p>
      <text:p text:style-name="P3"><text:span text:style-name="T1">try</text:span> {</text:p>
      <text:p text:style-name="P3"><text:span text:style-name="T7">setLoading</text:span>(<text:span text:style-name="T4">true</text:span>);</text:p>
      <text:p text:style-name="P3"><text:span text:style-name="T4">const</text:span> <text:span text:style-name="T5">token</text:span> <text:span text:style-name="T6">=</text:span> <text:span text:style-name="T4">new</text:span> <text:span text:style-name="T2">ethers</text:span>.<text:span text:style-name="T7">Contract</text:span>(<text:span text:style-name="T5">CONTRACT_ADDRESS</text:span>, <text:span text:style-name="T5">TOKEN_ABI</text:span>, <text:span text:style-name="T2">signer</text:span>);</text:p>
      <text:p text:style-name="P3"><text:span text:style-name="T4">const</text:span> <text:span text:style-name="T5">tx</text:span> <text:span text:style-name="T6">=</text:span> <text:span text:style-name="T1">await</text:span> <text:span text:style-name="T2">token</text:span>.<text:span text:style-name="T7">setReserveFeed</text:span>(<text:span text:style-name="T2">newFeed</text:span>);</text:p>
      <text:p text:style-name="P3"><text:span text:style-name="T7">setMessage</text:span>({ <text:span text:style-name="T2">text:</text:span> <text:span text:style-name="T3">"Feed address update sent..."</text:span>, <text:span text:style-name="T2">type:</text:span> <text:span text:style-name="T3">"info"</text:span> });</text:p>
      <text:p text:style-name="P3"><text:span text:style-name="T1">await</text:span> <text:span text:style-name="T2">tx</text:span>.<text:span text:style-name="T7">wait</text:span>();</text:p>
      <text:p text:style-name="P3"><text:span text:style-name="T7">setMessage</text:span>({ <text:span text:style-name="T2">text:</text:span> <text:span text:style-name="T3">"Reserve feed changed!"</text:span>, <text:span text:style-name="T2">type:</text:span> <text:span text:style-name="T3">"success"</text:span> });</text:p>
      <text:p text:style-name="P3"><text:span text:style-name="T7">setTimeout</text:span>(() <text:span text:style-name="T4">=&gt;</text:span> <text:span text:style-name="T7">setMessage</text:span>({ <text:span text:style-name="T2">text:</text:span> <text:span text:style-name="T3">""</text:span>, <text:span text:style-name="T2">type:</text:span> <text:span text:style-name="T3">""</text:span> }), <text:span text:style-name="T8">2000</text:span>);</text:p>
      <text:p text:style-name="P3">} <text:span text:style-name="T1">catch</text:span> (<text:span text:style-name="T2">e</text:span>) {</text:p>
      <text:p text:style-name="P3"><text:span text:style-name="T7">setMessage</text:span>({ <text:span text:style-name="T2">text:</text:span> <text:span text:style-name="T3">"Feed update failed"</text:span>, <text:span text:style-name="T2">type:</text:span> <text:span text:style-name="T3">"error"</text:span> });</text:p>
      <text:p text:style-name="P3">} <text:span text:style-name="T1">finally</text:span> {</text:p>
      <text:p text:style-name="P3"><text:span text:style-name="T7">setLoading</text:span>(<text:span text:style-name="T4">false</text:span>);</text:p>
      <text:p text:style-name="P3">}</text:p>
      <text:p text:style-name="P3">}</text:p>
      <text:p text:style-name="P2"/>
      <text:p text:style-name="P5">// --- Pause/Unpause ---</text:p>
      <text:p text:style-name="P3"><text:span text:style-name="T4">async</text:span> <text:span text:style-name="T4">function</text:span> <text:span text:style-name="T7">handlePause</text:span>() {</text:p>
      <text:p text:style-name="P3"><text:span text:style-name="T1">if</text:span> (<text:span text:style-name="T6">!</text:span><text:span text:style-name="T2">isPauser</text:span> <text:span text:style-name="T6">&amp;&amp;</text:span> <text:span text:style-name="T6">!</text:span><text:span text:style-name="T2">isOperator</text:span> <text:span text:style-name="T6">&amp;&amp;</text:span> <text:span text:style-name="T6">!</text:span><text:span text:style-name="T2">isAdmin</text:span>) {</text:p>
      <text:p text:style-name="P3"><text:span text:style-name="T7">setMessage</text:span>({ <text:span text:style-name="T2">text:</text:span> <text:span text:style-name="T3">"Not authorized."</text:span>, <text:span text:style-name="T2">type:</text:span> <text:span text:style-name="T3">"error"</text:span> });</text:p>
      <text:p text:style-name="P3"><text:soft-page-break/><text:span text:style-name="T1">return</text:span>;</text:p>
      <text:p text:style-name="P3">}</text:p>
      <text:p text:style-name="P3"><text:span text:style-name="T1">try</text:span> {</text:p>
      <text:p text:style-name="P3"><text:span text:style-name="T7">setLoading</text:span>(<text:span text:style-name="T4">true</text:span>);</text:p>
      <text:p text:style-name="P3"><text:span text:style-name="T4">const</text:span> <text:span text:style-name="T5">token</text:span> <text:span text:style-name="T6">=</text:span> <text:span text:style-name="T4">new</text:span> <text:span text:style-name="T2">ethers</text:span>.<text:span text:style-name="T7">Contract</text:span>(<text:span text:style-name="T5">CONTRACT_ADDRESS</text:span>, <text:span text:style-name="T5">TOKEN_ABI</text:span>, <text:span text:style-name="T2">signer</text:span>);</text:p>
      <text:p text:style-name="P3"><text:span text:style-name="T4">const</text:span> <text:span text:style-name="T5">tx</text:span> <text:span text:style-name="T6">=</text:span> <text:span text:style-name="T1">await</text:span> (<text:span text:style-name="T2">isPaused</text:span> <text:span text:style-name="T6">?</text:span> <text:span text:style-name="T2">token</text:span>.<text:span text:style-name="T7">unpause</text:span>() <text:span text:style-name="T6">:</text:span> <text:span text:style-name="T2">token</text:span>.<text:span text:style-name="T7">pause</text:span>());</text:p>
      <text:p text:style-name="P3"><text:span text:style-name="T7">setMessage</text:span>({ <text:span text:style-name="T2">text:</text:span> <text:span text:style-name="T2">isPaused</text:span> <text:span text:style-name="T6">?</text:span> <text:span text:style-name="T3">"Unpausing..."</text:span> <text:span text:style-name="T6">:</text:span> <text:span text:style-name="T3">"Pausing..."</text:span> });</text:p>
      <text:p text:style-name="P3"><text:span text:style-name="T1">await</text:span> <text:span text:style-name="T2">tx</text:span>.<text:span text:style-name="T7">wait</text:span>();</text:p>
      <text:p text:style-name="P3"><text:span text:style-name="T7">setIsPaused</text:span>(<text:span text:style-name="T6">!</text:span><text:span text:style-name="T2">isPaused</text:span>);</text:p>
      <text:p text:style-name="P3"><text:span text:style-name="T7">setMessage</text:span>({ <text:span text:style-name="T2">text:</text:span> <text:span text:style-name="T2">isPaused</text:span> <text:span text:style-name="T6">?</text:span> <text:span text:style-name="T3">"Unpaused."</text:span> <text:span text:style-name="T6">:</text:span> <text:span text:style-name="T3">"Paused."</text:span> });</text:p>
      <text:p text:style-name="P3"><text:span text:style-name="T7">setTimeout</text:span>(() <text:span text:style-name="T4">=&gt;</text:span> <text:span text:style-name="T7">setMessage</text:span>({ <text:span text:style-name="T2">text:</text:span> <text:span text:style-name="T3">""</text:span>, <text:span text:style-name="T2">type:</text:span> <text:span text:style-name="T3">""</text:span> }), <text:span text:style-name="T8">2000</text:span>);</text:p>
      <text:p text:style-name="P3">} <text:span text:style-name="T1">catch</text:span> (<text:span text:style-name="T2">e</text:span>) {</text:p>
      <text:p text:style-name="P3"><text:span text:style-name="T7">setMessage</text:span>({ <text:span text:style-name="T2">text:</text:span> <text:span text:style-name="T3">"Pause/unpause failed"</text:span>, <text:span text:style-name="T2">type:</text:span> <text:span text:style-name="T3">"error"</text:span> });</text:p>
      <text:p text:style-name="P3">} <text:span text:style-name="T1">finally</text:span> {</text:p>
      <text:p text:style-name="P3"><text:span text:style-name="T7">setLoading</text:span>(<text:span text:style-name="T4">false</text:span>);</text:p>
      <text:p text:style-name="P3">}</text:p>
      <text:p text:style-name="P3">}</text:p>
      <text:p text:style-name="P2"/>
      <text:p text:style-name="P3"><text:span text:style-name="T4">function</text:span> <text:span text:style-name="T7">handleCopy</text:span>() {</text:p>
      <text:p text:style-name="P3"><text:span text:style-name="T1">if</text:span> (<text:span text:style-name="T6">!</text:span><text:span text:style-name="T2">account</text:span>) <text:span text:style-name="T1">return</text:span>;</text:p>
      <text:p text:style-name="P3"><text:span text:style-name="T2">navigator</text:span>.<text:span text:style-name="T2">clipboard</text:span>.<text:span text:style-name="T7">writeText</text:span>(<text:span text:style-name="T2">account</text:span>);</text:p>
      <text:p text:style-name="P3"><text:span text:style-name="T7">setCopied</text:span>(<text:span text:style-name="T4">true</text:span>);</text:p>
      <text:p text:style-name="P3"><text:span text:style-name="T7">setTimeout</text:span>(() <text:span text:style-name="T4">=&gt;</text:span> <text:span text:style-name="T7">setCopied</text:span>(<text:span text:style-name="T4">false</text:span>), <text:span text:style-name="T8">1200</text:span>);</text:p>
      <text:p text:style-name="P3">}</text:p>
      <text:p text:style-name="P2"/>
      <text:p text:style-name="P3"><text:span text:style-name="T4">function</text:span> <text:span text:style-name="T7">Tooltip</text:span>({ <text:span text:style-name="T2">children</text:span>, <text:span text:style-name="T2">text</text:span> }) {</text:p>
      <text:p text:style-name="P3"><text:span text:style-name="T1">return</text:span> (</text:p>
      <text:p text:style-name="P3"><text:span text:style-name="T10">&lt;</text:span><text:span text:style-name="T4">span</text:span> <text:span text:style-name="T2">className</text:span><text:span text:style-name="T6">=</text:span><text:span text:style-name="T3">"relative group"</text:span><text:span text:style-name="T10">&gt;</text:span></text:p>
      <text:p text:style-name="P3"><text:span text:style-name="T4">{</text:span><text:span text:style-name="T2">children</text:span><text:span text:style-name="T4">}</text:span></text:p>
      <text:p text:style-name="P3"><text:span text:style-name="T10">&lt;</text:span><text:span text:style-name="T4">span</text:span> <text:span text:style-name="T2">className</text:span><text:span text:style-name="T6">=</text:span><text:span text:style-name="T3">"pointer-events-none absolute -top-8 left-1/2 -translate-x-1/2 z-10 hidden group-hover:flex bg-black text-white text-xs rounded px-2 py-1 transition-all duration-150 opacity-90"</text:span><text:span text:style-name="T10">&gt;</text:span></text:p>
      <text:p text:style-name="P3"><text:span text:style-name="T4">{</text:span><text:span text:style-name="T2">text</text:span><text:span text:style-name="T4">}</text:span></text:p>
      <text:p text:style-name="P3"><text:span text:style-name="T10">&lt;/</text:span><text:span text:style-name="T4">span</text:span><text:span text:style-name="T10">&gt;</text:span></text:p>
      <text:p text:style-name="P3"><text:span text:style-name="T10">&lt;/</text:span><text:span text:style-name="T4">span</text:span><text:span text:style-name="T10">&gt;</text:span></text:p>
      <text:p text:style-name="P3">);</text:p>
      <text:p text:style-name="P3">}</text:p>
      <text:p text:style-name="P2"/>
      <text:p text:style-name="P3"><text:span text:style-name="T1">return</text:span> (</text:p>
      <text:p text:style-name="P3"><text:span text:style-name="T10">&lt;</text:span><text:span text:style-name="T4">div</text:span><text:span text:style-name="T10">&gt;</text:span></text:p>
      <text:p text:style-name="P3"><text:span text:style-name="T4">{</text:span><text:span text:style-name="T11">/* QR-kód modal */</text:span><text:span text:style-name="T4">}</text:span></text:p>
      <text:p text:style-name="P3"><text:span text:style-name="T4">{</text:span><text:span text:style-name="T2">showQR</text:span><text:span text:style-name="T6"> &amp;&amp; (</text:span></text:p>
      <text:p text:style-name="P3"><text:span text:style-name="T10">&lt;</text:span><text:span text:style-name="T4">div</text:span><text:span text:style-name="T6"> </text:span><text:span text:style-name="T2">className</text:span><text:span text:style-name="T6">=</text:span><text:span text:style-name="T3">"fixed inset-0 flex items-center justify-center bg-black/60 z-50"</text:span><text:span text:style-name="T6"> </text:span><text:span text:style-name="T2">onClick</text:span><text:span text:style-name="T6">=</text:span><text:span text:style-name="T4">{</text:span><text:span text:style-name="T6">() </text:span><text:span text:style-name="T4">=&gt;</text:span><text:span text:style-name="T6"> </text:span><text:span text:style-name="T7">setShowQR</text:span><text:span text:style-name="T6">(</text:span><text:span text:style-name="T4">false</text:span><text:span text:style-name="T6">)</text:span><text:span text:style-name="T4">}</text:span><text:span text:style-name="T10">&gt;</text:span></text:p>
      <text:p text:style-name="P3"><text:span text:style-name="T10">&lt;</text:span><text:span text:style-name="T4">div</text:span><text:span text:style-name="T6"> </text:span><text:span text:style-name="T2">className</text:span><text:span text:style-name="T6">=</text:span><text:span text:style-name="T3">"bg-white dark:bg-gray-900 rounded-2xl shadow-xl p-6 flex flex-col items-center"</text:span><text:span text:style-name="T6"> </text:span><text:span text:style-name="T2">onClick</text:span><text:span text:style-name="T6">=</text:span><text:span text:style-name="T4">{</text:span><text:span text:style-name="T2">e</text:span><text:span text:style-name="T6"> </text:span><text:span text:style-name="T4">=&gt;</text:span><text:span text:style-name="T6"> </text:span><text:span text:style-name="T2">e</text:span><text:span text:style-name="T6">.</text:span><text:span text:style-name="T7">stopPropagation</text:span><text:span text:style-name="T6">()</text:span><text:span text:style-name="T4">}</text:span><text:span text:style-name="T10">&gt;</text:span></text:p>
      <text:p text:style-name="P3"><text:span text:style-name="T10">&lt;</text:span><text:span text:style-name="T9">QRCodeSVG</text:span><text:span text:style-name="T6"> </text:span><text:span text:style-name="T2">value</text:span><text:span text:style-name="T6">=</text:span><text:span text:style-name="T4">{</text:span><text:span text:style-name="T2">account</text:span><text:span text:style-name="T6"> || </text:span><text:span text:style-name="T3">"0x0"</text:span><text:span text:style-name="T4">}</text:span><text:span text:style-name="T6"> </text:span><text:span text:style-name="T2">size</text:span><text:span text:style-name="T6">=</text:span><text:span text:style-name="T4">{</text:span><text:span text:style-name="T8">180</text:span><text:span text:style-name="T4">}</text:span><text:span text:style-name="T6"> </text:span><text:span text:style-name="T10">/&gt;</text:span></text:p>
      <text:p text:style-name="P3"><text:span text:style-name="T10">&lt;</text:span><text:span text:style-name="T4">div</text:span><text:span text:style-name="T6"> </text:span><text:span text:style-name="T2">className</text:span><text:span text:style-name="T6">=</text:span><text:span text:style-name="T3">"mt-3 text-sm text-gray-700 dark:text-gray-300 break-all"</text:span><text:span text:style-name="T10">&gt;</text:span><text:span text:style-name="T4">{</text:span><text:span text:style-name="T2">account</text:span><text:span text:style-name="T4">}</text:span><text:span text:style-name="T10">&lt;/</text:span><text:span text:style-name="T4">div</text:span><text:span text:style-name="T10">&gt;</text:span></text:p>
      <text:p text:style-name="P3"><text:span text:style-name="T10">&lt;</text:span><text:span text:style-name="T4">button</text:span><text:span text:style-name="T6"> </text:span><text:span text:style-name="T2">onClick</text:span><text:span text:style-name="T6">=</text:span><text:span text:style-name="T4">{</text:span><text:span text:style-name="T6">() </text:span><text:span text:style-name="T4">=&gt;</text:span><text:span text:style-name="T6"> </text:span><text:span text:style-name="T7">setShowQR</text:span><text:span text:style-name="T6">(</text:span><text:span text:style-name="T4">false</text:span><text:span text:style-name="T6">)</text:span><text:span text:style-name="T4">}</text:span><text:span text:style-name="T6"> </text:span><text:span text:style-name="T2">className</text:span><text:span text:style-name="T6">=</text:span><text:span text:style-name="T3">"mt-4 px-3 py-1 rounded bg-blue-600 text-white dark:bg-blue-500"</text:span><text:span text:style-name="T10">&gt;</text:span><text:span text:style-name="T6">Close</text:span><text:span text:style-name="T10">&lt;/</text:span><text:span text:style-name="T4">button</text:span><text:span text:style-name="T10">&gt;</text:span></text:p>
      <text:p text:style-name="P3"><text:soft-page-break/><text:span text:style-name="T10">&lt;/</text:span><text:span text:style-name="T4">div</text:span><text:span text:style-name="T10">&gt;</text:span></text:p>
      <text:p text:style-name="P3"><text:span text:style-name="T10">&lt;/</text:span><text:span text:style-name="T4">div</text:span><text:span text:style-name="T10">&gt;</text:span></text:p>
      <text:p text:style-name="P3"><text:span text:style-name="T6">)</text:span><text:span text:style-name="T4">}</text:span></text:p>
      <text:p text:style-name="P2"/>
      <text:p text:style-name="P3"><text:span text:style-name="T10">&lt;</text:span><text:span text:style-name="T4">div</text:span> <text:span text:style-name="T2">className</text:span><text:span text:style-name="T6">=</text:span><text:span text:style-name="T4">{</text:span><text:span text:style-name="T3">`min-h-screen bg-gray-50 dark:bg-gray-900 flex flex-col items-center p-4 transition-all duration-300`</text:span><text:span text:style-name="T4">}</text:span><text:span text:style-name="T10">&gt;</text:span></text:p>
      <text:p text:style-name="P3"><text:span text:style-name="T10">&lt;</text:span><text:span text:style-name="T4">div</text:span> <text:span text:style-name="T2">className</text:span><text:span text:style-name="T6">=</text:span><text:span text:style-name="T3">"w-full max-w-md bg-white dark:bg-gray-800 shadow-lg rounded-2xl p-6 space-y-8 transition-all duration-300"</text:span><text:span text:style-name="T10">&gt;</text:span></text:p>
      <text:p text:style-name="P3"><text:span text:style-name="T10">&lt;</text:span><text:span text:style-name="T4">h1</text:span> <text:span text:style-name="T2">className</text:span><text:span text:style-name="T6">=</text:span><text:span text:style-name="T3">"text-3xl font-extrabold text-center mb-2 text-gray-800 dark:text-gray-100"</text:span><text:span text:style-name="T10">&gt;</text:span>Satoshi Standard dApp<text:span text:style-name="T10">&lt;/</text:span><text:span text:style-name="T4">h1</text:span><text:span text:style-name="T10">&gt;</text:span></text:p>
      <text:p text:style-name="P3"><text:span text:style-name="T10">&lt;</text:span><text:span text:style-name="T9">NetworkBanner</text:span> <text:span text:style-name="T2">chainId</text:span><text:span text:style-name="T6">=</text:span><text:span text:style-name="T4">{</text:span><text:span text:style-name="T2">chainId</text:span><text:span text:style-name="T4">}</text:span> <text:span text:style-name="T10">/&gt;</text:span></text:p>
      <text:p text:style-name="P2"/>
      <text:p text:style-name="P3"><text:span text:style-name="T4">{</text:span><text:span text:style-name="T6">!</text:span><text:span text:style-name="T2">isNetworkAllowed</text:span><text:span text:style-name="T6"> &amp;&amp; </text:span><text:span text:style-name="T2">chainId</text:span><text:span text:style-name="T6"> &amp;&amp; (</text:span></text:p>
      <text:p text:style-name="P3"><text:span text:style-name="T10">&lt;</text:span><text:span text:style-name="T4">div</text:span><text:span text:style-name="T6"> </text:span><text:span text:style-name="T2">className</text:span><text:span text:style-name="T6">=</text:span><text:span text:style-name="T3">"p-3 rounded-lg bg-yellow-100 dark:bg-yellow-800 text-yellow-800 dark:text-yellow-100 text-sm font-semibold flex items-center justify-center"</text:span><text:span text:style-name="T10">&gt;</text:span></text:p>
      <text:p text:style-name="P3"><text:span text:style-name="T10">&lt;</text:span><text:span text:style-name="T4">span</text:span><text:span text:style-name="T6"> </text:span><text:span text:style-name="T2">className</text:span><text:span text:style-name="T6">=</text:span><text:span text:style-name="T3">"animate-pulse mr-2"</text:span><text:span text:style-name="T10">&gt;</text:span><text:span text:style-name="T6">⚠️</text:span><text:span text:style-name="T10">&lt;/</text:span><text:span text:style-name="T4">span</text:span><text:span text:style-name="T10">&gt;</text:span></text:p>
      <text:p text:style-name="P7">Please switch to Sepolia Testnet (chainId 11155111)</text:p>
      <text:p text:style-name="P3"><text:span text:style-name="T10">&lt;/</text:span><text:span text:style-name="T4">div</text:span><text:span text:style-name="T10">&gt;</text:span></text:p>
      <text:p text:style-name="P3"><text:span text:style-name="T6">)</text:span><text:span text:style-name="T4">}</text:span></text:p>
      <text:p text:style-name="P2"/>
      <text:p text:style-name="P3"><text:span text:style-name="T4">{</text:span><text:span text:style-name="T11">/* Progress bar */</text:span><text:span text:style-name="T4">}</text:span></text:p>
      <text:p text:style-name="P3"><text:span text:style-name="T10">&lt;</text:span><text:span text:style-name="T4">div</text:span> <text:span text:style-name="T2">className</text:span><text:span text:style-name="T6">=</text:span><text:span text:style-name="T3">"w-full h-3 bg-gray-200 dark:bg-gray-700 rounded-lg overflow-hidden mb-2"</text:span><text:span text:style-name="T10">&gt;</text:span></text:p>
      <text:p text:style-name="P3"><text:span text:style-name="T10">&lt;</text:span><text:span text:style-name="T4">div</text:span></text:p>
      <text:p text:style-name="P3"><text:span text:style-name="T2">className</text:span><text:span text:style-name="T6">=</text:span><text:span text:style-name="T3">"h-3 bg-gradient-to-r from-green-400 to-lime-400 dark:from-green-600 dark:to-lime-600 transition-all duration-500"</text:span></text:p>
      <text:p text:style-name="P3"><text:span text:style-name="T2">style</text:span><text:span text:style-name="T6">=</text:span><text:span text:style-name="T4">{</text:span><text:span text:style-name="T6">{ </text:span><text:span text:style-name="T2">width:</text:span><text:span text:style-name="T6"> </text:span><text:span text:style-name="T3">`</text:span><text:span text:style-name="T4">${</text:span><text:span text:style-name="T2">progress</text:span><text:span text:style-name="T4">}</text:span><text:span text:style-name="T3">%`</text:span><text:span text:style-name="T6"> }</text:span><text:span text:style-name="T4">}</text:span></text:p>
      <text:p text:style-name="P3"><text:span text:style-name="T2">role</text:span><text:span text:style-name="T6">=</text:span><text:span text:style-name="T3">"progressbar"</text:span></text:p>
      <text:p text:style-name="P3"><text:span text:style-name="T2">aria-valuenow</text:span><text:span text:style-name="T6">=</text:span><text:span text:style-name="T4">{</text:span><text:span text:style-name="T2">progress</text:span><text:span text:style-name="T4">}</text:span></text:p>
      <text:p text:style-name="P3"><text:span text:style-name="T2">aria-valuemax</text:span><text:span text:style-name="T6">=</text:span><text:span text:style-name="T4">{</text:span><text:span text:style-name="T8">100</text:span><text:span text:style-name="T4">}</text:span></text:p>
      <text:p text:style-name="P3"><text:span text:style-name="T2">data-tooltip</text:span><text:span text:style-name="T6">=</text:span><text:span text:style-name="T3">"BTC reserve usage"</text:span></text:p>
      <text:p text:style-name="P8">/&gt;</text:p>
      <text:p text:style-name="P3"><text:span text:style-name="T10">&lt;/</text:span><text:span text:style-name="T4">div</text:span><text:span text:style-name="T10">&gt;</text:span></text:p>
      <text:p text:style-name="P3"><text:span text:style-name="T10">&lt;</text:span><text:span text:style-name="T4">div</text:span> <text:span text:style-name="T2">className</text:span><text:span text:style-name="T6">=</text:span><text:span text:style-name="T3">"text-xs text-gray-400 dark:text-gray-300 text-center mb-2"</text:span><text:span text:style-name="T10">&gt;</text:span></text:p>
      <text:p text:style-name="P3">Reserve usage: <text:span text:style-name="T4">{</text:span><text:span text:style-name="T2">Math</text:span><text:span text:style-name="T6">.</text:span><text:span text:style-name="T7">min</text:span><text:span text:style-name="T6">(</text:span><text:span text:style-name="T8">100</text:span><text:span text:style-name="T6">, </text:span><text:span text:style-name="T2">Math</text:span><text:span text:style-name="T6">.</text:span><text:span text:style-name="T7">round</text:span><text:span text:style-name="T6">(</text:span><text:span text:style-name="T2">progress</text:span><text:span text:style-name="T6">))</text:span><text:span text:style-name="T4">}</text:span>%</text:p>
      <text:p text:style-name="P3"><text:span text:style-name="T10">&lt;/</text:span><text:span text:style-name="T4">div</text:span><text:span text:style-name="T10">&gt;</text:span></text:p>
      <text:p text:style-name="P2"/>
      <text:p text:style-name="P3"><text:span text:style-name="T4">{</text:span><text:span text:style-name="T2">reserveWarning</text:span><text:span text:style-name="T6"> &amp;&amp; (</text:span></text:p>
      <text:p text:style-name="P3"><text:span text:style-name="T10">&lt;</text:span><text:span text:style-name="T4">div</text:span><text:span text:style-name="T6"> </text:span><text:span text:style-name="T2">className</text:span><text:span text:style-name="T6">=</text:span><text:span text:style-name="T3">"p-3 rounded bg-orange-100 dark:bg-orange-700 text-orange-700 dark:text-orange-100 text-sm animate-pulse font-semibold"</text:span><text:span text:style-name="T10">&gt;</text:span></text:p>
      <text:p text:style-name="P3"><text:span text:style-name="T4">{</text:span><text:span text:style-name="T2">reserveWarning</text:span><text:span text:style-name="T4">}</text:span></text:p>
      <text:p text:style-name="P3"><text:span text:style-name="T10">&lt;/</text:span><text:span text:style-name="T4">div</text:span><text:span text:style-name="T10">&gt;</text:span></text:p>
      <text:p text:style-name="P3"><text:span text:style-name="T6">)</text:span><text:span text:style-name="T4">}</text:span></text:p>
      <text:p text:style-name="P2"/>
      <text:p text:style-name="P3"><text:span text:style-name="T4">{</text:span><text:span text:style-name="T2">message</text:span><text:span text:style-name="T6">.</text:span><text:span text:style-name="T2">text</text:span><text:span text:style-name="T6"> &amp;&amp; (</text:span></text:p>
      <text:p text:style-name="P3"><text:span text:style-name="T10">&lt;</text:span><text:span text:style-name="T4">div</text:span></text:p>
      <text:p text:style-name="P3"><text:span text:style-name="T2">className</text:span><text:span text:style-name="T6">=</text:span><text:span text:style-name="T4">{</text:span><text:span text:style-name="T3">`p-3 rounded text-sm transition-all duration-300 font-semibold </text:span><text:span text:style-name="T4">${</text:span></text:p>
      <text:p text:style-name="P3"><text:span text:style-name="T2">message</text:span><text:span text:style-name="T6">.</text:span><text:span text:style-name="T2">type</text:span><text:span text:style-name="T6"> === </text:span><text:span text:style-name="T3">"success"</text:span></text:p>
      <text:p text:style-name="P3"><text:span text:style-name="T6">? </text:span><text:span text:style-name="T3">"bg-green-100 dark:bg-green-700 text-green-800 dark:text-green-100 animate-fade-in"</text:span></text:p>
      <text:p text:style-name="P3"><text:span text:style-name="T6">: </text:span><text:span text:style-name="T2">message</text:span><text:span text:style-name="T6">.</text:span><text:span text:style-name="T2">type</text:span><text:span text:style-name="T6"> === </text:span><text:span text:style-name="T3">"error"</text:span></text:p>
      <text:p text:style-name="P3"><text:span text:style-name="T6">? </text:span><text:span text:style-name="T3">"bg-red-100 dark:bg-red-700 text-red-800 dark:text-red-100 animate-shake"</text:span></text:p>
      <text:p text:style-name="P3"><text:soft-page-break/><text:span text:style-name="T6">: </text:span><text:span text:style-name="T3">"bg-blue-100 dark:bg-blue-700 text-blue-800 dark:text-blue-100 animate-fade-in"</text:span></text:p>
      <text:p text:style-name="P3"><text:span text:style-name="T4">}</text:span><text:span text:style-name="T3">`</text:span><text:span text:style-name="T4">}</text:span></text:p>
      <text:p text:style-name="P8">&gt;</text:p>
      <text:p text:style-name="P3"><text:span text:style-name="T4">{</text:span><text:span text:style-name="T2">message</text:span><text:span text:style-name="T6">.</text:span><text:span text:style-name="T2">text</text:span><text:span text:style-name="T4">}</text:span></text:p>
      <text:p text:style-name="P3"><text:span text:style-name="T10">&lt;/</text:span><text:span text:style-name="T4">div</text:span><text:span text:style-name="T10">&gt;</text:span></text:p>
      <text:p text:style-name="P3"><text:span text:style-name="T6">)</text:span><text:span text:style-name="T4">}</text:span></text:p>
      <text:p text:style-name="P2"/>
      <text:p text:style-name="P3"><text:span text:style-name="T4">{</text:span><text:span text:style-name="T6">!</text:span><text:span text:style-name="T2">account</text:span><text:span text:style-name="T6"> ? (</text:span></text:p>
      <text:p text:style-name="P3"><text:span text:style-name="T10">&lt;</text:span><text:span text:style-name="T4">button</text:span></text:p>
      <text:p text:style-name="P3"><text:span text:style-name="T2">onClick</text:span><text:span text:style-name="T6">=</text:span><text:span text:style-name="T4">{</text:span><text:span text:style-name="T2">connectWallet</text:span><text:span text:style-name="T4">}</text:span></text:p>
      <text:p text:style-name="P3"><text:span text:style-name="T2">disabled</text:span><text:span text:style-name="T6">=</text:span><text:span text:style-name="T4">{</text:span><text:span text:style-name="T2">loading</text:span><text:span text:style-name="T6"> || !</text:span><text:span text:style-name="T2">isNetworkAllowed</text:span><text:span text:style-name="T4">}</text:span></text:p>
      <text:p text:style-name="P3"><text:span text:style-name="T2">className</text:span><text:span text:style-name="T6">=</text:span><text:span text:style-name="T3">"w-full py-2 bg-gradient-to-r from-blue-600 to-blue-400 dark:from-blue-800 dark:to-blue-600 text-white rounded-xl font-bold text-lg shadow disabled:opacity-50 flex justify-center items-center"</text:span></text:p>
      <text:p text:style-name="P8">&gt;</text:p>
      <text:p text:style-name="P3"><text:span text:style-name="T4">{</text:span><text:span text:style-name="T2">loading</text:span><text:span text:style-name="T6"> &amp;&amp; (</text:span></text:p>
      <text:p text:style-name="P3"><text:span text:style-name="T10">&lt;</text:span><text:span text:style-name="T4">span</text:span><text:span text:style-name="T6"> </text:span><text:span text:style-name="T2">className</text:span><text:span text:style-name="T6">=</text:span><text:span text:style-name="T3">"loader mr-2 w-4 h-4 border-2 border-white border-t-blue-400 rounded-full animate-spin"</text:span><text:span text:style-name="T10">&gt;&lt;/</text:span><text:span text:style-name="T4">span</text:span><text:span text:style-name="T10">&gt;</text:span></text:p>
      <text:p text:style-name="P3"><text:span text:style-name="T6">)</text:span><text:span text:style-name="T4">}</text:span></text:p>
      <text:p text:style-name="P3"><text:span text:style-name="T4">{</text:span><text:span text:style-name="T2">loading</text:span><text:span text:style-name="T6"> ? </text:span><text:span text:style-name="T3">"Connecting..."</text:span><text:span text:style-name="T6"> : </text:span><text:span text:style-name="T3">"Connect Wallet"</text:span><text:span text:style-name="T4">}</text:span></text:p>
      <text:p text:style-name="P3"><text:span text:style-name="T10">&lt;/</text:span><text:span text:style-name="T4">button</text:span><text:span text:style-name="T10">&gt;</text:span></text:p>
      <text:p text:style-name="P7">) : (</text:p>
      <text:p text:style-name="P8">&lt;&gt;</text:p>
      <text:p text:style-name="P3"><text:span text:style-name="T10">&lt;</text:span><text:span text:style-name="T4">div</text:span><text:span text:style-name="T6"> </text:span><text:span text:style-name="T2">className</text:span><text:span text:style-name="T6">=</text:span><text:span text:style-name="T3">"text-center space-y-1"</text:span><text:span text:style-name="T10">&gt;</text:span></text:p>
      <text:p text:style-name="P3"><text:span text:style-name="T10">&lt;</text:span><text:span text:style-name="T4">div</text:span><text:span text:style-name="T6"> </text:span><text:span text:style-name="T2">className</text:span><text:span text:style-name="T6">=</text:span><text:span text:style-name="T3">"flex justify-center items-center space-x-2"</text:span><text:span text:style-name="T10">&gt;</text:span></text:p>
      <text:p text:style-name="P3"><text:span text:style-name="T10">&lt;</text:span><text:span text:style-name="T4">p</text:span><text:span text:style-name="T6"> </text:span><text:span text:style-name="T2">className</text:span><text:span text:style-name="T6">=</text:span><text:span text:style-name="T3">"font-mono text-xs text-gray-600 dark:text-gray-300 truncate select-all cursor-pointer"</text:span><text:span text:style-name="T6"> </text:span><text:span text:style-name="T2">onClick</text:span><text:span text:style-name="T6">=</text:span><text:span text:style-name="T4">{</text:span><text:span text:style-name="T2">handleCopy</text:span><text:span text:style-name="T4">}</text:span><text:span text:style-name="T10">&gt;</text:span></text:p>
      <text:p text:style-name="P3"><text:span text:style-name="T4">{</text:span><text:span text:style-name="T7">shortenAddress</text:span><text:span text:style-name="T6">(</text:span><text:span text:style-name="T2">account</text:span><text:span text:style-name="T6">)</text:span><text:span text:style-name="T4">}</text:span></text:p>
      <text:p text:style-name="P3"><text:span text:style-name="T10">&lt;/</text:span><text:span text:style-name="T4">p</text:span><text:span text:style-name="T10">&gt;</text:span></text:p>
      <text:p text:style-name="P3"><text:span text:style-name="T10">&lt;</text:span><text:span text:style-name="T4">button</text:span><text:span text:style-name="T6"> </text:span><text:span text:style-name="T2">onClick</text:span><text:span text:style-name="T6">=</text:span><text:span text:style-name="T4">{</text:span><text:span text:style-name="T2">handleCopy</text:span><text:span text:style-name="T4">}</text:span><text:span text:style-name="T6"> </text:span><text:span text:style-name="T2">className</text:span><text:span text:style-name="T6">=</text:span><text:span text:style-name="T3">"text-blue-500 hover:text-blue-700 dark:text-blue-400 dark:hover:text-blue-300 text-xs font-mono"</text:span><text:span text:style-name="T6"> </text:span><text:span text:style-name="T2">title</text:span><text:span text:style-name="T6">=</text:span><text:span text:style-name="T3">"Copy address"</text:span><text:span text:style-name="T10">&gt;</text:span></text:p>
      <text:p text:style-name="P3"><text:span text:style-name="T4">{</text:span><text:span text:style-name="T2">copied</text:span><text:span text:style-name="T6"> ? </text:span><text:span text:style-name="T3">"Copied!"</text:span><text:span text:style-name="T6"> : </text:span><text:span text:style-name="T3">"Copy"</text:span><text:span text:style-name="T4">}</text:span></text:p>
      <text:p text:style-name="P3"><text:span text:style-name="T10">&lt;/</text:span><text:span text:style-name="T4">button</text:span><text:span text:style-name="T10">&gt;</text:span></text:p>
      <text:p text:style-name="P3"><text:span text:style-name="T10">&lt;</text:span><text:span text:style-name="T9">Tooltip</text:span><text:span text:style-name="T6"> </text:span><text:span text:style-name="T2">text</text:span><text:span text:style-name="T6">=</text:span><text:span text:style-name="T3">"Show QR code"</text:span><text:span text:style-name="T10">&gt;</text:span></text:p>
      <text:p text:style-name="P3"><text:span text:style-name="T10">&lt;</text:span><text:span text:style-name="T4">span</text:span></text:p>
      <text:p text:style-name="P3"><text:span text:style-name="T2">className</text:span><text:span text:style-name="T6">=</text:span><text:span text:style-name="T3">"ml-2 text-gray-400 hover:text-blue-600 dark:hover:text-blue-300 cursor-pointer"</text:span></text:p>
      <text:p text:style-name="P3"><text:span text:style-name="T2">onClick</text:span><text:span text:style-name="T6">=</text:span><text:span text:style-name="T4">{</text:span><text:span text:style-name="T6">() </text:span><text:span text:style-name="T4">=&gt;</text:span><text:span text:style-name="T6"> </text:span><text:span text:style-name="T7">setShowQR</text:span><text:span text:style-name="T6">(</text:span><text:span text:style-name="T4">true</text:span><text:span text:style-name="T6">)</text:span><text:span text:style-name="T4">}</text:span></text:p>
      <text:p text:style-name="P3"><text:span text:style-name="T10">&gt;</text:span><text:span text:style-name="T6">📱</text:span><text:span text:style-name="T10">&lt;/</text:span><text:span text:style-name="T4">span</text:span><text:span text:style-name="T10">&gt;</text:span></text:p>
      <text:p text:style-name="P3"><text:span text:style-name="T10">&lt;/</text:span><text:span text:style-name="T9">Tooltip</text:span><text:span text:style-name="T10">&gt;</text:span></text:p>
      <text:p text:style-name="P3"><text:span text:style-name="T10">&lt;/</text:span><text:span text:style-name="T4">div</text:span><text:span text:style-name="T10">&gt;</text:span></text:p>
      <text:p text:style-name="P3"><text:span text:style-name="T10">&lt;</text:span><text:span text:style-name="T4">p</text:span><text:span text:style-name="T6"> </text:span><text:span text:style-name="T2">className</text:span><text:span text:style-name="T6">=</text:span><text:span text:style-name="T3">"text-lg font-semibold text-gray-800 dark:text-gray-100"</text:span><text:span text:style-name="T10">&gt;</text:span><text:span text:style-name="T4">{</text:span><text:span text:style-name="T7">formatToken</text:span><text:span text:style-name="T6">(</text:span><text:span text:style-name="T2">balance</text:span><text:span text:style-name="T6">)</text:span><text:span text:style-name="T4">}</text:span><text:span text:style-name="T6"> </text:span><text:span text:style-name="T10">&lt;/</text:span><text:span text:style-name="T4">p</text:span><text:span text:style-name="T10">&gt;</text:span></text:p>
      <text:p text:style-name="P3"><text:span text:style-name="T10">&lt;</text:span><text:span text:style-name="T4">p</text:span><text:span text:style-name="T6"> </text:span><text:span text:style-name="T2">className</text:span><text:span text:style-name="T6">=</text:span><text:span text:style-name="T3">"text-sm text-gray-700 dark:text-gray-200"</text:span><text:span text:style-name="T10">&gt;</text:span></text:p>
      <text:p text:style-name="P3"><text:span text:style-name="T6">BTC Proof of Reserve: </text:span><text:span text:style-name="T10">&lt;</text:span><text:span text:style-name="T4">span</text:span><text:span text:style-name="T6"> </text:span><text:span text:style-name="T2">className</text:span><text:span text:style-name="T6">=</text:span><text:span text:style-name="T3">"font-mono"</text:span><text:span text:style-name="T10">&gt;</text:span><text:span text:style-name="T4">{</text:span><text:span text:style-name="T7">formatSatsToBTC</text:span><text:span text:style-name="T6">(</text:span><text:span text:style-name="T2">poReserve</text:span><text:span text:style-name="T6">)</text:span><text:span text:style-name="T4">}</text:span><text:span text:style-name="T10">&lt;/</text:span><text:span text:style-name="T4">span</text:span><text:span text:style-name="T10">&gt;</text:span></text:p>
      <text:p text:style-name="P3"><text:span text:style-name="T10">&lt;/</text:span><text:span text:style-name="T4">p</text:span><text:span text:style-name="T10">&gt;</text:span></text:p>
      <text:p text:style-name="P3"><text:span text:style-name="T10">&lt;</text:span><text:span text:style-name="T4">p</text:span><text:span text:style-name="T6"> </text:span><text:span text:style-name="T2">className</text:span><text:span text:style-name="T6">=</text:span><text:span text:style-name="T3">"text-xs text-gray-500 dark:text-gray-300"</text:span><text:span text:style-name="T10">&gt;</text:span></text:p>
      <text:p text:style-name="P3"><text:span text:style-name="T6">Total supply: </text:span><text:span text:style-name="T4">{</text:span><text:span text:style-name="T7">formatToken</text:span><text:span text:style-name="T6">(</text:span><text:span text:style-name="T2">totalSupply</text:span><text:span text:style-name="T6">)</text:span><text:span text:style-name="T4">}</text:span></text:p>
      <text:p text:style-name="P3"><text:span text:style-name="T10">&lt;/</text:span><text:span text:style-name="T4">p</text:span><text:span text:style-name="T10">&gt;</text:span></text:p>
      <text:p text:style-name="P3"><text:span text:style-name="T10">&lt;/</text:span><text:span text:style-name="T4">div</text:span><text:span text:style-name="T10">&gt;</text:span></text:p>
      <text:p text:style-name="P3"><text:span text:style-name="T10">&lt;</text:span><text:span text:style-name="T4">div</text:span><text:span text:style-name="T6"> </text:span><text:span text:style-name="T2">className</text:span><text:span text:style-name="T6">=</text:span><text:span text:style-name="T3">"text-xs text-blue-700 dark:text-blue-400 text-center font-mono mb-2"</text:span><text:span text:style-name="T10">&gt;</text:span></text:p>
      <text:p text:style-name="P3"><text:soft-page-break/><text:span text:style-name="T6">Your mintable max: </text:span><text:span text:style-name="T10">&lt;</text:span><text:span text:style-name="T4">span</text:span><text:span text:style-name="T10">&gt;</text:span><text:span text:style-name="T4">{</text:span><text:span text:style-name="T7">formatToken</text:span><text:span text:style-name="T6">(</text:span><text:span text:style-name="T2">mintableMax</text:span><text:span text:style-name="T6">)</text:span><text:span text:style-name="T4">}</text:span><text:span text:style-name="T10">&lt;/</text:span><text:span text:style-name="T4">span</text:span><text:span text:style-name="T10">&gt;</text:span><text:span text:style-name="T6"> SATSTD</text:span></text:p>
      <text:p text:style-name="P3"><text:span text:style-name="T10">&lt;/</text:span><text:span text:style-name="T4">div</text:span><text:span text:style-name="T10">&gt;</text:span></text:p>
      <text:p text:style-name="P3"><text:span text:style-name="T4">{</text:span><text:span text:style-name="T11">/* FEED váltás csak admin/operator */</text:span><text:span text:style-name="T4">}</text:span></text:p>
      <text:p text:style-name="P3"><text:span text:style-name="T4">{</text:span><text:span text:style-name="T6">(</text:span><text:span text:style-name="T2">isAdmin</text:span><text:span text:style-name="T6"> || </text:span><text:span text:style-name="T2">isOperator</text:span><text:span text:style-name="T6">) &amp;&amp; (</text:span></text:p>
      <text:p text:style-name="P3"><text:span text:style-name="T10">&lt;</text:span><text:span text:style-name="T4">div</text:span><text:span text:style-name="T10">&gt;</text:span></text:p>
      <text:p text:style-name="P3"><text:span text:style-name="T10">&lt;</text:span><text:span text:style-name="T4">label</text:span><text:span text:style-name="T6"> </text:span><text:span text:style-name="T2">className</text:span><text:span text:style-name="T6">=</text:span><text:span text:style-name="T3">"block text-xs font-bold mb-1 text-gray-800 dark:text-gray-100"</text:span><text:span text:style-name="T10">&gt;</text:span></text:p>
      <text:p text:style-name="P7">Reserve Feed Change (admin/operator)</text:p>
      <text:p text:style-name="P3"><text:span text:style-name="T10">&lt;/</text:span><text:span text:style-name="T4">label</text:span><text:span text:style-name="T10">&gt;</text:span></text:p>
      <text:p text:style-name="P3"><text:span text:style-name="T10">&lt;</text:span><text:span text:style-name="T4">div</text:span><text:span text:style-name="T6"> </text:span><text:span text:style-name="T2">className</text:span><text:span text:style-name="T6">=</text:span><text:span text:style-name="T3">"flex gap-2 mb-2"</text:span><text:span text:style-name="T10">&gt;</text:span></text:p>
      <text:p text:style-name="P3"><text:span text:style-name="T10">&lt;</text:span><text:span text:style-name="T4">input</text:span></text:p>
      <text:p text:style-name="P3"><text:span text:style-name="T2">type</text:span><text:span text:style-name="T6">=</text:span><text:span text:style-name="T3">"text"</text:span></text:p>
      <text:p text:style-name="P3"><text:span text:style-name="T2">className</text:span><text:span text:style-name="T6">=</text:span><text:span text:style-name="T3">"flex-1 p-2 border rounded dark:bg-gray-700 dark:text-white text-xs"</text:span></text:p>
      <text:p text:style-name="P3"><text:span text:style-name="T2">placeholder</text:span><text:span text:style-name="T6">=</text:span><text:span text:style-name="T3">"New Feed Address (0x...)"</text:span></text:p>
      <text:p text:style-name="P3"><text:span text:style-name="T2">value</text:span><text:span text:style-name="T6">=</text:span><text:span text:style-name="T4">{</text:span><text:span text:style-name="T5">newFeed</text:span><text:span text:style-name="T4">}</text:span></text:p>
      <text:p text:style-name="P3"><text:span text:style-name="T2">onChange</text:span><text:span text:style-name="T6">=</text:span><text:span text:style-name="T4">{</text:span><text:span text:style-name="T2">e</text:span><text:span text:style-name="T6"> </text:span><text:span text:style-name="T4">=&gt;</text:span><text:span text:style-name="T6"> </text:span><text:span text:style-name="T7">setNewFeed</text:span><text:span text:style-name="T6">(</text:span><text:span text:style-name="T2">e</text:span><text:span text:style-name="T6">.</text:span><text:span text:style-name="T2">target</text:span><text:span text:style-name="T6">.</text:span><text:span text:style-name="T2">value</text:span><text:span text:style-name="T6">)</text:span><text:span text:style-name="T4">}</text:span></text:p>
      <text:p text:style-name="P8">/&gt;</text:p>
      <text:p text:style-name="P3"><text:span text:style-name="T10">&lt;</text:span><text:span text:style-name="T4">button</text:span></text:p>
      <text:p text:style-name="P3"><text:span text:style-name="T2">onClick</text:span><text:span text:style-name="T6">=</text:span><text:span text:style-name="T4">{</text:span><text:span text:style-name="T7">handleSetFeed</text:span><text:span text:style-name="T4">}</text:span></text:p>
      <text:p text:style-name="P3"><text:span text:style-name="T2">disabled</text:span><text:span text:style-name="T6">=</text:span><text:span text:style-name="T4">{</text:span><text:span text:style-name="T5">loading</text:span><text:span text:style-name="T6"> || !</text:span><text:span text:style-name="T2">ethers</text:span><text:span text:style-name="T6">.</text:span><text:span text:style-name="T2">utils</text:span><text:span text:style-name="T6">.</text:span><text:span text:style-name="T7">isAddress</text:span><text:span text:style-name="T6">(</text:span><text:span text:style-name="T5">newFeed</text:span><text:span text:style-name="T6">)</text:span><text:span text:style-name="T4">}</text:span></text:p>
      <text:p text:style-name="P3"><text:span text:style-name="T2">className</text:span><text:span text:style-name="T6">=</text:span><text:span text:style-name="T3">"px-3 bg-purple-700 dark:bg-purple-900 text-white rounded disabled:opacity-60 text-xs"</text:span></text:p>
      <text:p text:style-name="P8">&gt;</text:p>
      <text:p text:style-name="P7">Set Feed</text:p>
      <text:p text:style-name="P3"><text:span text:style-name="T10">&lt;/</text:span><text:span text:style-name="T4">button</text:span><text:span text:style-name="T10">&gt;</text:span></text:p>
      <text:p text:style-name="P3"><text:span text:style-name="T10">&lt;/</text:span><text:span text:style-name="T4">div</text:span><text:span text:style-name="T10">&gt;</text:span></text:p>
      <text:p text:style-name="P3"><text:span text:style-name="T10">&lt;/</text:span><text:span text:style-name="T4">div</text:span><text:span text:style-name="T10">&gt;</text:span></text:p>
      <text:p text:style-name="P3"><text:span text:style-name="T6">)</text:span><text:span text:style-name="T4">}</text:span></text:p>
      <text:p text:style-name="P3"><text:span text:style-name="T4">{</text:span><text:span text:style-name="T11">/* PAUSE gomb csak pauser/admin/operator */</text:span><text:span text:style-name="T4">}</text:span></text:p>
      <text:p text:style-name="P3"><text:span text:style-name="T4">{</text:span><text:span text:style-name="T6">(</text:span><text:span text:style-name="T5">isPauser</text:span><text:span text:style-name="T6"> || </text:span><text:span text:style-name="T5">isAdmin</text:span><text:span text:style-name="T6"> || </text:span><text:span text:style-name="T5">isOperator</text:span><text:span text:style-name="T6">) &amp;&amp; (</text:span></text:p>
      <text:p text:style-name="P3"><text:span text:style-name="T10">&lt;</text:span><text:span text:style-name="T4">button</text:span></text:p>
      <text:p text:style-name="P3"><text:span text:style-name="T2">onClick</text:span><text:span text:style-name="T6">=</text:span><text:span text:style-name="T4">{</text:span><text:span text:style-name="T7">handlePause</text:span><text:span text:style-name="T4">}</text:span></text:p>
      <text:p text:style-name="P3"><text:span text:style-name="T2">disabled</text:span><text:span text:style-name="T6">=</text:span><text:span text:style-name="T4">{</text:span><text:span text:style-name="T5">loading</text:span><text:span text:style-name="T4">}</text:span></text:p>
      <text:p text:style-name="P3"><text:span text:style-name="T2">className</text:span><text:span text:style-name="T6">=</text:span><text:span text:style-name="T4">{</text:span><text:span text:style-name="T3">`w-full py-2 my-1 rounded font-bold text-xs </text:span><text:span text:style-name="T4">${</text:span></text:p>
      <text:p text:style-name="P9">isPaused</text:p>
      <text:p text:style-name="P3"><text:span text:style-name="T6">? </text:span><text:span text:style-name="T3">"bg-orange-600 dark:bg-orange-900 text-white"</text:span></text:p>
      <text:p text:style-name="P3"><text:span text:style-name="T6">: </text:span><text:span text:style-name="T3">"bg-gray-200 dark:bg-gray-700 text-gray-800 dark:text-white"</text:span></text:p>
      <text:p text:style-name="P3"><text:span text:style-name="T4">}</text:span><text:span text:style-name="T3">`</text:span><text:span text:style-name="T4">}</text:span></text:p>
      <text:p text:style-name="P8">&gt;</text:p>
      <text:p text:style-name="P3"><text:span text:style-name="T4">{</text:span><text:span text:style-name="T5">loading</text:span><text:span text:style-name="T6"> ? </text:span><text:span text:style-name="T3">"Processing..."</text:span><text:span text:style-name="T6"> : </text:span><text:span text:style-name="T5">isPaused</text:span><text:span text:style-name="T6"> ? </text:span><text:span text:style-name="T3">"Unpause Contract"</text:span><text:span text:style-name="T6"> : </text:span><text:span text:style-name="T3">"Pause Contract"</text:span><text:span text:style-name="T4">}</text:span></text:p>
      <text:p text:style-name="P3"><text:span text:style-name="T10">&lt;/</text:span><text:span text:style-name="T4">button</text:span><text:span text:style-name="T10">&gt;</text:span></text:p>
      <text:p text:style-name="P3"><text:span text:style-name="T6">)</text:span><text:span text:style-name="T4">}</text:span></text:p>
      <text:p text:style-name="P3"><text:span text:style-name="T10">&lt;</text:span><text:span text:style-name="T4">div</text:span><text:span text:style-name="T6"> </text:span><text:span text:style-name="T2">className</text:span><text:span text:style-name="T6">=</text:span><text:span text:style-name="T3">"space-y-4"</text:span><text:span text:style-name="T10">&gt;</text:span></text:p>
      <text:p text:style-name="P3"><text:span text:style-name="T10">&lt;</text:span><text:span text:style-name="T9">MintController</text:span></text:p>
      <text:p text:style-name="P3"><text:span text:style-name="T2">mintAmount</text:span><text:span text:style-name="T6">=</text:span><text:span text:style-name="T4">{</text:span><text:span text:style-name="T5">mintAmount</text:span><text:span text:style-name="T4">}</text:span></text:p>
      <text:p text:style-name="P3"><text:span text:style-name="T2">setMintAmount</text:span><text:span text:style-name="T6">=</text:span><text:span text:style-name="T4">{</text:span><text:span text:style-name="T7">setMintAmount</text:span><text:span text:style-name="T4">}</text:span></text:p>
      <text:p text:style-name="P3"><text:span text:style-name="T2">mintableMax</text:span><text:span text:style-name="T6">=</text:span><text:span text:style-name="T4">{</text:span><text:span text:style-name="T5">mintableMax</text:span><text:span text:style-name="T4">}</text:span></text:p>
      <text:p text:style-name="P3"><text:span text:style-name="T2">loading</text:span><text:span text:style-name="T6">=</text:span><text:span text:style-name="T4">{</text:span><text:span text:style-name="T5">loading</text:span><text:span text:style-name="T4">}</text:span></text:p>
      <text:p text:style-name="P3"><text:span text:style-name="T2">isNetworkAllowed</text:span><text:span text:style-name="T6">=</text:span><text:span text:style-name="T4">{</text:span><text:span text:style-name="T5">isNetworkAllowed</text:span><text:span text:style-name="T4">}</text:span></text:p>
      <text:p text:style-name="P3"><text:span text:style-name="T2">isTest</text:span><text:span text:style-name="T6">=</text:span><text:span text:style-name="T4">{</text:span><text:span text:style-name="T5">isTest</text:span><text:span text:style-name="T4">}</text:span></text:p>
      <text:p text:style-name="P3"><text:span text:style-name="T2">handleMint</text:span><text:span text:style-name="T6">=</text:span><text:span text:style-name="T4">{</text:span><text:span text:style-name="T7">handleMint</text:span><text:span text:style-name="T4">}</text:span></text:p>
      <text:p text:style-name="P8"><text:soft-page-break/>/&gt;</text:p>
      <text:p text:style-name="P3"><text:span text:style-name="T10">&lt;</text:span><text:span text:style-name="T9">BurnController</text:span></text:p>
      <text:p text:style-name="P3"><text:span text:style-name="T2">burnAmount</text:span><text:span text:style-name="T6">=</text:span><text:span text:style-name="T4">{</text:span><text:span text:style-name="T5">burnAmount</text:span><text:span text:style-name="T4">}</text:span></text:p>
      <text:p text:style-name="P3"><text:span text:style-name="T2">setBurnAmount</text:span><text:span text:style-name="T6">=</text:span><text:span text:style-name="T4">{</text:span><text:span text:style-name="T7">setBurnAmount</text:span><text:span text:style-name="T4">}</text:span></text:p>
      <text:p text:style-name="P3"><text:span text:style-name="T2">balance</text:span><text:span text:style-name="T6">=</text:span><text:span text:style-name="T4">{</text:span><text:span text:style-name="T5">balance</text:span><text:span text:style-name="T4">}</text:span></text:p>
      <text:p text:style-name="P3"><text:span text:style-name="T2">loading</text:span><text:span text:style-name="T6">=</text:span><text:span text:style-name="T4">{</text:span><text:span text:style-name="T5">loading</text:span><text:span text:style-name="T4">}</text:span></text:p>
      <text:p text:style-name="P3"><text:span text:style-name="T2">isNetworkAllowed</text:span><text:span text:style-name="T6">=</text:span><text:span text:style-name="T4">{</text:span><text:span text:style-name="T5">isNetworkAllowed</text:span><text:span text:style-name="T4">}</text:span></text:p>
      <text:p text:style-name="P3"><text:span text:style-name="T2">isTest</text:span><text:span text:style-name="T6">=</text:span><text:span text:style-name="T4">{</text:span><text:span text:style-name="T5">isTest</text:span><text:span text:style-name="T4">}</text:span></text:p>
      <text:p text:style-name="P3"><text:span text:style-name="T2">handleBurn</text:span><text:span text:style-name="T6">=</text:span><text:span text:style-name="T4">{</text:span><text:span text:style-name="T7">handleBurn</text:span><text:span text:style-name="T4">}</text:span></text:p>
      <text:p text:style-name="P8">/&gt;</text:p>
      <text:p text:style-name="P3"><text:span text:style-name="T10">&lt;/</text:span><text:span text:style-name="T4">div</text:span><text:span text:style-name="T10">&gt;</text:span></text:p>
      <text:p text:style-name="P8">&lt;/&gt;</text:p>
      <text:p text:style-name="P3"><text:span text:style-name="T6">)</text:span><text:span text:style-name="T4">}</text:span></text:p>
      <text:p text:style-name="P3"><text:span text:style-name="T10">&lt;/</text:span><text:span text:style-name="T4">div</text:span><text:span text:style-name="T10">&gt;</text:span></text:p>
      <text:p text:style-name="P3"><text:span text:style-name="T10">&lt;/</text:span><text:span text:style-name="T4">div</text:span><text:span text:style-name="T10">&gt;</text:span></text:p>
      <text:p text:style-name="P3"><text:span text:style-name="T10">&lt;/</text:span><text:span text:style-name="T4">div</text:span><text:span text:style-name="T10">&gt;</text:span></text:p>
      <text:p text:style-name="P3">);</text:p>
      <text:p text:style-name="P3">}</text:p>
      <text:p text:style-name="P2"/>
      <text:p text:style-name="P5">// Tailwind CSS: loader</text:p>
      <text:p text:style-name="P5">// .loader { border-top-color: transparent; border-radius: 50%; border-style: solid; border-width: 2px; }</text:p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5:13:41.472738467</meta:creation-date>
    <dc:date>2025-06-28T14:38:11.978004562</dc:date>
    <meta:editing-duration>PT5M2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1" meta:paragraph-count="471" meta:word-count="1746" meta:character-count="16399" meta:non-whitespace-character-count="15124"/>
  </office:meta>
</office:document-meta>
</file>